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9516" calcext:value-type="float">
            <text:p>121.2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301256" calcext:value-type="float">
            <text:p>121.3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322592" calcext:value-type="float">
            <text:p>121.3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58584" calcext:value-type="float">
            <text:p>121.2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43344" calcext:value-type="float">
            <text:p>121.2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67728" calcext:value-type="float">
            <text:p>121.2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55536" calcext:value-type="float">
            <text:p>121.2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67728" calcext:value-type="float">
            <text:p>121.2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89064" calcext:value-type="float">
            <text:p>121.2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9516" calcext:value-type="float">
            <text:p>121.2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70776" calcext:value-type="float">
            <text:p>121.2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342" calcext:value-type="float">
            <text:p>121.2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6468" calcext:value-type="float">
            <text:p>121.2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97624" calcext:value-type="float">
            <text:p>121.1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97624" calcext:value-type="float">
            <text:p>121.1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12864" calcext:value-type="float">
            <text:p>121.2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28104" calcext:value-type="float">
            <text:p>121.2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4944" calcext:value-type="float">
            <text:p>121.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09816" calcext:value-type="float">
            <text:p>121.2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85432" calcext:value-type="float">
            <text:p>121.1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09816" calcext:value-type="float">
            <text:p>121.2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46392" calcext:value-type="float">
            <text:p>121.2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40296" calcext:value-type="float">
            <text:p>121.2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40296" calcext:value-type="float">
            <text:p>121.2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40296" calcext:value-type="float">
            <text:p>121.2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52488" calcext:value-type="float">
            <text:p>121.2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52488" calcext:value-type="float">
            <text:p>121.2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40296" calcext:value-type="float">
            <text:p>121.2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28104" calcext:value-type="float">
            <text:p>121.2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28104" calcext:value-type="float">
            <text:p>121.2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28104" calcext:value-type="float">
            <text:p>121.2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1896" calcext:value-type="float">
            <text:p>121.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09816" calcext:value-type="float">
            <text:p>121.2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06768" calcext:value-type="float">
            <text:p>121.2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06768" calcext:value-type="float">
            <text:p>121.2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85432" calcext:value-type="float">
            <text:p>121.1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67144" calcext:value-type="float">
            <text:p>121.1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67144" calcext:value-type="float">
            <text:p>121.1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76288" calcext:value-type="float">
            <text:p>121.1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82384" calcext:value-type="float">
            <text:p>121.1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67144" calcext:value-type="float">
            <text:p>121.1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61048" calcext:value-type="float">
            <text:p>121.1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51904" calcext:value-type="float">
            <text:p>121.1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48856" calcext:value-type="float">
            <text:p>121.1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30568" calcext:value-type="float">
            <text:p>121.1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21424" calcext:value-type="float">
            <text:p>121.1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24472" calcext:value-type="float">
            <text:p>121.1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15328" calcext:value-type="float">
            <text:p>121.1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93992" calcext:value-type="float">
            <text:p>121.0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90944" calcext:value-type="float">
            <text:p>121.0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75704" calcext:value-type="float">
            <text:p>121.0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69608" calcext:value-type="float">
            <text:p>121.0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63512" calcext:value-type="float">
            <text:p>121.0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5132" calcext:value-type="float">
            <text:p>121.0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45224" calcext:value-type="float">
            <text:p>121.0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45224" calcext:value-type="float">
            <text:p>121.0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48272" calcext:value-type="float">
            <text:p>121.0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42176" calcext:value-type="float">
            <text:p>121.0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33032" calcext:value-type="float">
            <text:p>121.0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17792" calcext:value-type="float">
            <text:p>121.0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08648" calcext:value-type="float">
            <text:p>121.0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11696" calcext:value-type="float">
            <text:p>121.0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99504" calcext:value-type="float">
            <text:p>120.9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9036" calcext:value-type="float">
            <text:p>120.9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65976" calcext:value-type="float">
            <text:p>120.9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50736" calcext:value-type="float">
            <text:p>120.9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41592" calcext:value-type="float">
            <text:p>120.9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35496" calcext:value-type="float">
            <text:p>120.9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294" calcext:value-type="float">
            <text:p>120.9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11112" calcext:value-type="float">
            <text:p>120.9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9892" calcext:value-type="float">
            <text:p>120.8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8368" calcext:value-type="float">
            <text:p>120.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71488" calcext:value-type="float">
            <text:p>120.8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65392" calcext:value-type="float">
            <text:p>120.8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62344" calcext:value-type="float">
            <text:p>120.8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47104" calcext:value-type="float">
            <text:p>120.8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31864" calcext:value-type="float">
            <text:p>120.8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28816" calcext:value-type="float">
            <text:p>120.8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25768" calcext:value-type="float">
            <text:p>120.8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0748" calcext:value-type="float">
            <text:p>120.8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98336" calcext:value-type="float">
            <text:p>120.7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86144" calcext:value-type="float">
            <text:p>120.7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70904" calcext:value-type="float">
            <text:p>120.7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64808" calcext:value-type="float">
            <text:p>120.7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52616" calcext:value-type="float">
            <text:p>120.7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34328" calcext:value-type="float">
            <text:p>120.7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28232" calcext:value-type="float">
            <text:p>120.7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3128" calcext:value-type="float">
            <text:p>120.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37376" calcext:value-type="float">
            <text:p>120.7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19088" calcext:value-type="float">
            <text:p>120.7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03848" calcext:value-type="float">
            <text:p>120.7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03848" calcext:value-type="float">
            <text:p>120.7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94704" calcext:value-type="float">
            <text:p>120.6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79464" calcext:value-type="float">
            <text:p>120.6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58128" calcext:value-type="float">
            <text:p>120.6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52032" calcext:value-type="float">
            <text:p>120.6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52032" calcext:value-type="float">
            <text:p>120.6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45936" calcext:value-type="float">
            <text:p>120.6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5508" calcext:value-type="float">
            <text:p>120.6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36792" calcext:value-type="float">
            <text:p>120.6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33744" calcext:value-type="float">
            <text:p>120.6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33744" calcext:value-type="float">
            <text:p>120.6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33744" calcext:value-type="float">
            <text:p>120.6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30696" calcext:value-type="float">
            <text:p>120.6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18504" calcext:value-type="float">
            <text:p>120.6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246" calcext:value-type="float">
            <text:p>120.6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27648" calcext:value-type="float">
            <text:p>120.6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18504" calcext:value-type="float">
            <text:p>120.6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06312" calcext:value-type="float">
            <text:p>120.6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06312" calcext:value-type="float">
            <text:p>120.6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0936" calcext:value-type="float">
            <text:p>120.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12408" calcext:value-type="float">
            <text:p>120.6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06312" calcext:value-type="float">
            <text:p>120.6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03264" calcext:value-type="float">
            <text:p>120.6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00216" calcext:value-type="float">
            <text:p>120.6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00216" calcext:value-type="float">
            <text:p>120.6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06312" calcext:value-type="float">
            <text:p>120.6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12408" calcext:value-type="float">
            <text:p>120.6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9412" calcext:value-type="float">
            <text:p>120.5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81928" calcext:value-type="float">
            <text:p>120.5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7888" calcext:value-type="float">
            <text:p>120.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66688" calcext:value-type="float">
            <text:p>120.5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54496" calcext:value-type="float">
            <text:p>120.5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54496" calcext:value-type="float">
            <text:p>120.5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3316" calcext:value-type="float">
            <text:p>120.5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20968" calcext:value-type="float">
            <text:p>120.5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11824" calcext:value-type="float">
            <text:p>120.5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0268" calcext:value-type="float">
            <text:p>120.5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90488" calcext:value-type="float">
            <text:p>120.4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84392" calcext:value-type="float">
            <text:p>120.4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78296" calcext:value-type="float">
            <text:p>120.4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75248" calcext:value-type="float">
            <text:p>120.4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722" calcext:value-type="float">
            <text:p>120.4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63056" calcext:value-type="float">
            <text:p>120.4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5696" calcext:value-type="float">
            <text:p>120.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722" calcext:value-type="float">
            <text:p>120.4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60008" calcext:value-type="float">
            <text:p>120.4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4172" calcext:value-type="float">
            <text:p>120.4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32576" calcext:value-type="float">
            <text:p>120.4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38672" calcext:value-type="float">
            <text:p>120.4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32576" calcext:value-type="float">
            <text:p>120.4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2648" calcext:value-type="float">
            <text:p>120.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29528" calcext:value-type="float">
            <text:p>120.4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2648" calcext:value-type="float">
            <text:p>120.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20384" calcext:value-type="float">
            <text:p>120.4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17336" calcext:value-type="float">
            <text:p>120.4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96" calcext:value-type="float">
            <text:p>120.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83808" calcext:value-type="float">
            <text:p>120.3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71616" calcext:value-type="float">
            <text:p>120.3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68568" calcext:value-type="float">
            <text:p>120.3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56376" calcext:value-type="float">
            <text:p>120.3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38088" calcext:value-type="float">
            <text:p>120.3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22848" calcext:value-type="float">
            <text:p>120.3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0456" calcext:value-type="float">
            <text:p>120.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95416" calcext:value-type="float">
            <text:p>120.2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95416" calcext:value-type="float">
            <text:p>120.2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95416" calcext:value-type="float">
            <text:p>120.2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01512" calcext:value-type="float">
            <text:p>120.3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13704" calcext:value-type="float">
            <text:p>120.3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25896" calcext:value-type="float">
            <text:p>120.3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22848" calcext:value-type="float">
            <text:p>120.3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95416" calcext:value-type="float">
            <text:p>120.2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86272" calcext:value-type="float">
            <text:p>120.2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71032" calcext:value-type="float">
            <text:p>120.2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7408" calcext:value-type="float">
            <text:p>120.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98464" calcext:value-type="float">
            <text:p>120.2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13704" calcext:value-type="float">
            <text:p>120.3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10656" calcext:value-type="float">
            <text:p>120.3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22848" calcext:value-type="float">
            <text:p>120.3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31992" calcext:value-type="float">
            <text:p>120.3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28944" calcext:value-type="float">
            <text:p>120.3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41136" calcext:value-type="float">
            <text:p>120.3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22848" calcext:value-type="float">
            <text:p>120.3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13704" calcext:value-type="float">
            <text:p>120.3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13704" calcext:value-type="float">
            <text:p>120.3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22848" calcext:value-type="float">
            <text:p>120.3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28944" calcext:value-type="float">
            <text:p>120.3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25896" calcext:value-type="float">
            <text:p>120.3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47232" calcext:value-type="float">
            <text:p>120.3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53328" calcext:value-type="float">
            <text:p>120.3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41136" calcext:value-type="float">
            <text:p>120.3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31992" calcext:value-type="float">
            <text:p>120.3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38088" calcext:value-type="float">
            <text:p>120.3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38088" calcext:value-type="float">
            <text:p>120.3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38088" calcext:value-type="float">
            <text:p>120.3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25896" calcext:value-type="float">
            <text:p>120.3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22848" calcext:value-type="float">
            <text:p>120.3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10656" calcext:value-type="float">
            <text:p>120.3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98464" calcext:value-type="float">
            <text:p>120.2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92368" calcext:value-type="float">
            <text:p>120.2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95416" calcext:value-type="float">
            <text:p>120.2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01512" calcext:value-type="float">
            <text:p>120.3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98464" calcext:value-type="float">
            <text:p>120.2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8932" calcext:value-type="float">
            <text:p>120.2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8932" calcext:value-type="float">
            <text:p>120.2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92368" calcext:value-type="float">
            <text:p>120.2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86272" calcext:value-type="float">
            <text:p>120.2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71032" calcext:value-type="float">
            <text:p>120.2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37504" calcext:value-type="float">
            <text:p>120.2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2836" calcext:value-type="float">
            <text:p>120.2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22264" calcext:value-type="float">
            <text:p>120.2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31408" calcext:value-type="float">
            <text:p>120.2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03976" calcext:value-type="float">
            <text:p>120.2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85688" calcext:value-type="float">
            <text:p>120.1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79592" calcext:value-type="float">
            <text:p>120.1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85688" calcext:value-type="float">
            <text:p>120.1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79592" calcext:value-type="float">
            <text:p>120.1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79592" calcext:value-type="float">
            <text:p>120.1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91784" calcext:value-type="float">
            <text:p>120.1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94832" calcext:value-type="float">
            <text:p>120.1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19216" calcext:value-type="float">
            <text:p>120.2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22264" calcext:value-type="float">
            <text:p>120.2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22264" calcext:value-type="float">
            <text:p>120.2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79592" calcext:value-type="float">
            <text:p>120.1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70448" calcext:value-type="float">
            <text:p>120.1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73496" calcext:value-type="float">
            <text:p>120.1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73496" calcext:value-type="float">
            <text:p>120.1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5216" calcext:value-type="float">
            <text:p>120.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3692" calcext:value-type="float">
            <text:p>120.1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33872" calcext:value-type="float">
            <text:p>120.1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24728" calcext:value-type="float">
            <text:p>120.1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33872" calcext:value-type="float">
            <text:p>120.1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39968" calcext:value-type="float">
            <text:p>120.1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2168" calcext:value-type="float">
            <text:p>120.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85104" calcext:value-type="float">
            <text:p>120.0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51576" calcext:value-type="float">
            <text:p>120.0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54624" calcext:value-type="float">
            <text:p>120.0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54624" calcext:value-type="float">
            <text:p>120.0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42432" calcext:value-type="float">
            <text:p>120.0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39384" calcext:value-type="float">
            <text:p>120.0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79008" calcext:value-type="float">
            <text:p>120.0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55208" calcext:value-type="float">
            <text:p>120.1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49112" calcext:value-type="float">
            <text:p>120.1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3692" calcext:value-type="float">
            <text:p>120.1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18632" calcext:value-type="float">
            <text:p>120.1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03392" calcext:value-type="float">
            <text:p>120.1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00344" calcext:value-type="float">
            <text:p>120.1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03392" calcext:value-type="float">
            <text:p>120.1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33872" calcext:value-type="float">
            <text:p>120.1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00344" calcext:value-type="float">
            <text:p>120.1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912" calcext:value-type="float">
            <text:p>120.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97296" calcext:value-type="float">
            <text:p>120.0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09488" calcext:value-type="float">
            <text:p>120.1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97296" calcext:value-type="float">
            <text:p>120.0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912" calcext:value-type="float">
            <text:p>120.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72912" calcext:value-type="float">
            <text:p>120.0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69864" calcext:value-type="float">
            <text:p>120.0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7596" calcext:value-type="float">
            <text:p>120.0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85104" calcext:value-type="float">
            <text:p>120.0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69864" calcext:value-type="float">
            <text:p>120.0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57672" calcext:value-type="float">
            <text:p>120.0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27192" calcext:value-type="float">
            <text:p>120.0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15" calcext:value-type="float">
            <text:p>120.0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93664" calcext:value-type="float">
            <text:p>119.9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96712" calcext:value-type="float">
            <text:p>119.9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05856" calcext:value-type="float">
            <text:p>120.0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08904" calcext:value-type="float">
            <text:p>120.0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02808" calcext:value-type="float">
            <text:p>120.0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08904" calcext:value-type="float">
            <text:p>120.0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81472" calcext:value-type="float">
            <text:p>119.9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78424" calcext:value-type="float">
            <text:p>119.9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8452" calcext:value-type="float">
            <text:p>119.9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33288" calcext:value-type="float">
            <text:p>120.0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05856" calcext:value-type="float">
            <text:p>120.0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96712" calcext:value-type="float">
            <text:p>119.9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15" calcext:value-type="float">
            <text:p>120.0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15" calcext:value-type="float">
            <text:p>120.0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08904" calcext:value-type="float">
            <text:p>120.0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93664" calcext:value-type="float">
            <text:p>119.9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78424" calcext:value-type="float">
            <text:p>119.9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78424" calcext:value-type="float">
            <text:p>119.9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66232" calcext:value-type="float">
            <text:p>119.9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50992" calcext:value-type="float">
            <text:p>119.9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57088" calcext:value-type="float">
            <text:p>119.9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63184" calcext:value-type="float">
            <text:p>119.9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90616" calcext:value-type="float">
            <text:p>119.9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72328" calcext:value-type="float">
            <text:p>119.9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66232" calcext:value-type="float">
            <text:p>119.9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57088" calcext:value-type="float">
            <text:p>119.9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78424" calcext:value-type="float">
            <text:p>119.9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50992" calcext:value-type="float">
            <text:p>119.9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57088" calcext:value-type="float">
            <text:p>119.9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44896" calcext:value-type="float">
            <text:p>119.9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20512" calcext:value-type="float">
            <text:p>119.9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26608" calcext:value-type="float">
            <text:p>119.9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32704" calcext:value-type="float">
            <text:p>119.9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388" calcext:value-type="float">
            <text:p>119.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50992" calcext:value-type="float">
            <text:p>119.9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32704" calcext:value-type="float">
            <text:p>119.9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29656" calcext:value-type="float">
            <text:p>119.9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26608" calcext:value-type="float">
            <text:p>119.9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26608" calcext:value-type="float">
            <text:p>119.9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32704" calcext:value-type="float">
            <text:p>119.9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50992" calcext:value-type="float">
            <text:p>119.9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44896" calcext:value-type="float">
            <text:p>119.9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47944" calcext:value-type="float">
            <text:p>119.9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11368" calcext:value-type="float">
            <text:p>119.9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14416" calcext:value-type="float">
            <text:p>119.9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20512" calcext:value-type="float">
            <text:p>119.9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29656" calcext:value-type="float">
            <text:p>119.9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32704" calcext:value-type="float">
            <text:p>119.9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11368" calcext:value-type="float">
            <text:p>119.9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0832" calcext:value-type="float">
            <text:p>119.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96128" calcext:value-type="float">
            <text:p>119.8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02224" calcext:value-type="float">
            <text:p>119.9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2356" calcext:value-type="float">
            <text:p>119.9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17464" calcext:value-type="float">
            <text:p>119.9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14416" calcext:value-type="float">
            <text:p>119.9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11368" calcext:value-type="float">
            <text:p>119.9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02224" calcext:value-type="float">
            <text:p>119.9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80888" calcext:value-type="float">
            <text:p>119.8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83936" calcext:value-type="float">
            <text:p>119.8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90032" calcext:value-type="float">
            <text:p>119.8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96128" calcext:value-type="float">
            <text:p>119.8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9308" calcext:value-type="float">
            <text:p>119.8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86984" calcext:value-type="float">
            <text:p>119.8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80888" calcext:value-type="float">
            <text:p>119.8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74792" calcext:value-type="float">
            <text:p>119.8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80888" calcext:value-type="float">
            <text:p>119.8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74792" calcext:value-type="float">
            <text:p>119.8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65648" calcext:value-type="float">
            <text:p>119.8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53456" calcext:value-type="float">
            <text:p>119.8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35168" calcext:value-type="float">
            <text:p>119.8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07736" calcext:value-type="float">
            <text:p>119.8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98592" calcext:value-type="float">
            <text:p>119.7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98592" calcext:value-type="float">
            <text:p>119.7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68696" calcext:value-type="float">
            <text:p>119.8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74792" calcext:value-type="float">
            <text:p>119.8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626" calcext:value-type="float">
            <text:p>119.8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53456" calcext:value-type="float">
            <text:p>119.8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56504" calcext:value-type="float">
            <text:p>119.8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68696" calcext:value-type="float">
            <text:p>119.8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41264" calcext:value-type="float">
            <text:p>119.8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44312" calcext:value-type="float">
            <text:p>119.8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50408" calcext:value-type="float">
            <text:p>119.8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626" calcext:value-type="float">
            <text:p>119.8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65648" calcext:value-type="float">
            <text:p>119.8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56504" calcext:value-type="float">
            <text:p>119.8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9308" calcext:value-type="float">
            <text:p>119.8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68696" calcext:value-type="float">
            <text:p>119.8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71744" calcext:value-type="float">
            <text:p>119.8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05272" calcext:value-type="float">
            <text:p>119.9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80888" calcext:value-type="float">
            <text:p>119.8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626" calcext:value-type="float">
            <text:p>119.8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44312" calcext:value-type="float">
            <text:p>119.8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35168" calcext:value-type="float">
            <text:p>119.8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4736" calcext:value-type="float">
            <text:p>119.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99176" calcext:value-type="float">
            <text:p>119.8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29656" calcext:value-type="float">
            <text:p>119.9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32704" calcext:value-type="float">
            <text:p>119.9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2356" calcext:value-type="float">
            <text:p>119.9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11368" calcext:value-type="float">
            <text:p>119.9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14416" calcext:value-type="float">
            <text:p>119.9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32704" calcext:value-type="float">
            <text:p>119.9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32704" calcext:value-type="float">
            <text:p>119.9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41848" calcext:value-type="float">
            <text:p>119.9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32704" calcext:value-type="float">
            <text:p>119.9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29656" calcext:value-type="float">
            <text:p>119.9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29656" calcext:value-type="float">
            <text:p>119.9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44896" calcext:value-type="float">
            <text:p>119.9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44896" calcext:value-type="float">
            <text:p>119.9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50992" calcext:value-type="float">
            <text:p>119.9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57088" calcext:value-type="float">
            <text:p>119.9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29656" calcext:value-type="float">
            <text:p>119.9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29656" calcext:value-type="float">
            <text:p>119.9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2356" calcext:value-type="float">
            <text:p>119.9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32704" calcext:value-type="float">
            <text:p>119.9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32704" calcext:value-type="float">
            <text:p>119.9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2356" calcext:value-type="float">
            <text:p>119.9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17464" calcext:value-type="float">
            <text:p>119.9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11368" calcext:value-type="float">
            <text:p>119.9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20512" calcext:value-type="float">
            <text:p>119.9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20512" calcext:value-type="float">
            <text:p>119.9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17464" calcext:value-type="float">
            <text:p>119.9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14416" calcext:value-type="float">
            <text:p>119.9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90032" calcext:value-type="float">
            <text:p>119.8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68696" calcext:value-type="float">
            <text:p>119.8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68696" calcext:value-type="float">
            <text:p>119.8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71744" calcext:value-type="float">
            <text:p>119.8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65648" calcext:value-type="float">
            <text:p>119.8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56504" calcext:value-type="float">
            <text:p>119.8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53456" calcext:value-type="float">
            <text:p>119.8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68696" calcext:value-type="float">
            <text:p>119.8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71744" calcext:value-type="float">
            <text:p>119.8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53456" calcext:value-type="float">
            <text:p>119.8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38216" calcext:value-type="float">
            <text:p>119.8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35168" calcext:value-type="float">
            <text:p>119.8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3212" calcext:value-type="float">
            <text:p>119.8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26024" calcext:value-type="float">
            <text:p>119.8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07736" calcext:value-type="float">
            <text:p>119.8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98592" calcext:value-type="float">
            <text:p>119.7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80304" calcext:value-type="float">
            <text:p>119.7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74208" calcext:value-type="float">
            <text:p>119.7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65064" calcext:value-type="float">
            <text:p>119.7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37632" calcext:value-type="float">
            <text:p>119.7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19344" calcext:value-type="float">
            <text:p>119.7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13248" calcext:value-type="float">
            <text:p>119.7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98008" calcext:value-type="float">
            <text:p>119.6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9496" calcext:value-type="float">
            <text:p>119.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01056" calcext:value-type="float">
            <text:p>119.7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102" calcext:value-type="float">
            <text:p>119.7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13248" calcext:value-type="float">
            <text:p>119.7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28488" calcext:value-type="float">
            <text:p>119.7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37632" calcext:value-type="float">
            <text:p>119.7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46776" calcext:value-type="float">
            <text:p>119.7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65064" calcext:value-type="float">
            <text:p>119.7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80304" calcext:value-type="float">
            <text:p>119.7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04688" calcext:value-type="float">
            <text:p>119.8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29072" calcext:value-type="float">
            <text:p>119.8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44312" calcext:value-type="float">
            <text:p>119.8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26024" calcext:value-type="float">
            <text:p>119.8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19928" calcext:value-type="float">
            <text:p>119.8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13832" calcext:value-type="float">
            <text:p>119.8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07736" calcext:value-type="float">
            <text:p>119.8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07736" calcext:value-type="float">
            <text:p>119.8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89448" calcext:value-type="float">
            <text:p>119.7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77256" calcext:value-type="float">
            <text:p>119.7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68112" calcext:value-type="float">
            <text:p>119.7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5592" calcext:value-type="float">
            <text:p>119.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49824" calcext:value-type="float">
            <text:p>119.7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37632" calcext:value-type="float">
            <text:p>119.7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28488" calcext:value-type="float">
            <text:p>119.7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19344" calcext:value-type="float">
            <text:p>119.7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102" calcext:value-type="float">
            <text:p>119.7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04104" calcext:value-type="float">
            <text:p>119.7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01056" calcext:value-type="float">
            <text:p>119.7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73624" calcext:value-type="float">
            <text:p>119.6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61432" calcext:value-type="float">
            <text:p>119.6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40096" calcext:value-type="float">
            <text:p>119.6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21808" calcext:value-type="float">
            <text:p>119.6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00472" calcext:value-type="float">
            <text:p>119.6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85232" calcext:value-type="float">
            <text:p>119.5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66944" calcext:value-type="float">
            <text:p>119.5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48656" calcext:value-type="float">
            <text:p>119.5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36464" calcext:value-type="float">
            <text:p>119.5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18176" calcext:value-type="float">
            <text:p>119.5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93792" calcext:value-type="float">
            <text:p>119.4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69408" calcext:value-type="float">
            <text:p>119.4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3588" calcext:value-type="float">
            <text:p>119.4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93208" calcext:value-type="float">
            <text:p>119.3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5968" calcext:value-type="float">
            <text:p>119.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17008" calcext:value-type="float">
            <text:p>119.3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65192" calcext:value-type="float">
            <text:p>119.2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19472" calcext:value-type="float">
            <text:p>119.2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04232" calcext:value-type="float">
            <text:p>119.2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98136" calcext:value-type="float">
            <text:p>119.1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85944" calcext:value-type="float">
            <text:p>119.1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79848" calcext:value-type="float">
            <text:p>119.1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88992" calcext:value-type="float">
            <text:p>119.1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95088" calcext:value-type="float">
            <text:p>119.1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01184" calcext:value-type="float">
            <text:p>119.2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88992" calcext:value-type="float">
            <text:p>119.1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88992" calcext:value-type="float">
            <text:p>119.1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04232" calcext:value-type="float">
            <text:p>119.2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2252" calcext:value-type="float">
            <text:p>119.2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34712" calcext:value-type="float">
            <text:p>119.2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34712" calcext:value-type="float">
            <text:p>119.2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62144" calcext:value-type="float">
            <text:p>119.2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89576" calcext:value-type="float">
            <text:p>119.2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23104" calcext:value-type="float">
            <text:p>119.3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53584" calcext:value-type="float">
            <text:p>119.3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9016" calcext:value-type="float">
            <text:p>119.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23688" calcext:value-type="float">
            <text:p>119.4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17592" calcext:value-type="float">
            <text:p>119.4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11496" calcext:value-type="float">
            <text:p>119.4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11496" calcext:value-type="float">
            <text:p>119.4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17592" calcext:value-type="float">
            <text:p>119.4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14544" calcext:value-type="float">
            <text:p>119.4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08448" calcext:value-type="float">
            <text:p>119.4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7-19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60264" calcext:value-type="float">
            <text:p>119.4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7-17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816" calcext:value-type="float">
            <text:p>119.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9872" calcext:value-type="float">
            <text:p>119.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71288" calcext:value-type="float">
            <text:p>119.2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40808" calcext:value-type="float">
            <text:p>119.2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25568" calcext:value-type="float">
            <text:p>119.2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25568" calcext:value-type="float">
            <text:p>119.2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16424" calcext:value-type="float">
            <text:p>119.2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13376" calcext:value-type="float">
            <text:p>119.2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13376" calcext:value-type="float">
            <text:p>119.2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16424" calcext:value-type="float">
            <text:p>119.2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25568" calcext:value-type="float">
            <text:p>119.2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2252" calcext:value-type="float">
            <text:p>119.2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25568" calcext:value-type="float">
            <text:p>119.2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34712" calcext:value-type="float">
            <text:p>119.2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3776" calcext:value-type="float">
            <text:p>119.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53" calcext:value-type="float">
            <text:p>119.2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74336" calcext:value-type="float">
            <text:p>119.2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80432" calcext:value-type="float">
            <text:p>119.2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20056" calcext:value-type="float">
            <text:p>119.3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96256" calcext:value-type="float">
            <text:p>119.3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72456" calcext:value-type="float">
            <text:p>119.4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6-26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94376" calcext:value-type="float">
            <text:p>119.5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91912" calcext:value-type="float">
            <text:p>119.6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04104" calcext:value-type="float">
            <text:p>119.7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84192" calcext:value-type="float">
            <text:p>118.8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62856" calcext:value-type="float">
            <text:p>118.8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59808" calcext:value-type="float">
            <text:p>118.8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75632" calcext:value-type="float">
            <text:p>118.9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434" calcext:value-type="float">
            <text:p>118.6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52544" calcext:value-type="float">
            <text:p>118.6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55592" calcext:value-type="float">
            <text:p>118.6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55592" calcext:value-type="float">
            <text:p>118.6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61688" calcext:value-type="float">
            <text:p>118.6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61688" calcext:value-type="float">
            <text:p>118.6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64736" calcext:value-type="float">
            <text:p>118.6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55592" calcext:value-type="float">
            <text:p>118.6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70832" calcext:value-type="float">
            <text:p>118.6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7388" calcext:value-type="float">
            <text:p>118.6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64736" calcext:value-type="float">
            <text:p>118.6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52544" calcext:value-type="float">
            <text:p>118.6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46448" calcext:value-type="float">
            <text:p>118.6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434" calcext:value-type="float">
            <text:p>118.6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52544" calcext:value-type="float">
            <text:p>118.6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55592" calcext:value-type="float">
            <text:p>118.6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46448" calcext:value-type="float">
            <text:p>118.6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37304" calcext:value-type="float">
            <text:p>118.6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34256" calcext:value-type="float">
            <text:p>118.6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34256" calcext:value-type="float">
            <text:p>118.6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37304" calcext:value-type="float">
            <text:p>118.6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434" calcext:value-type="float">
            <text:p>118.6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34256" calcext:value-type="float">
            <text:p>118.6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52544" calcext:value-type="float">
            <text:p>118.6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64736" calcext:value-type="float">
            <text:p>118.6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7388" calcext:value-type="float">
            <text:p>118.6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83024" calcext:value-type="float">
            <text:p>118.6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92168" calcext:value-type="float">
            <text:p>118.6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10456" calcext:value-type="float">
            <text:p>118.7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10456" calcext:value-type="float">
            <text:p>118.7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22648" calcext:value-type="float">
            <text:p>118.7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28744" calcext:value-type="float">
            <text:p>118.7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22648" calcext:value-type="float">
            <text:p>118.7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40936" calcext:value-type="float">
            <text:p>118.7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56176" calcext:value-type="float">
            <text:p>118.7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74464" calcext:value-type="float">
            <text:p>118.7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74464" calcext:value-type="float">
            <text:p>118.7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86656" calcext:value-type="float">
            <text:p>118.7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04944" calcext:value-type="float">
            <text:p>118.8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14088" calcext:value-type="float">
            <text:p>118.8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04944" calcext:value-type="float">
            <text:p>118.8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23232" calcext:value-type="float">
            <text:p>118.8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62856" calcext:value-type="float">
            <text:p>118.8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84192" calcext:value-type="float">
            <text:p>118.8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93336" calcext:value-type="float">
            <text:p>118.8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99432" calcext:value-type="float">
            <text:p>118.8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11624" calcext:value-type="float">
            <text:p>118.9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39056" calcext:value-type="float">
            <text:p>118.9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7868" calcext:value-type="float">
            <text:p>118.9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0916" calcext:value-type="float">
            <text:p>119.0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75632" calcext:value-type="float">
            <text:p>118.9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75632" calcext:value-type="float">
            <text:p>118.9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03064" calcext:value-type="float">
            <text:p>119.0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15256" calcext:value-type="float">
            <text:p>119.0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244" calcext:value-type="float">
            <text:p>119.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0916" calcext:value-type="float">
            <text:p>119.0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0916" calcext:value-type="float">
            <text:p>119.0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03064" calcext:value-type="float">
            <text:p>119.0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0916" calcext:value-type="float">
            <text:p>119.0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06112" calcext:value-type="float">
            <text:p>119.0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27448" calcext:value-type="float">
            <text:p>119.0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12208" calcext:value-type="float">
            <text:p>119.0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69536" calcext:value-type="float">
            <text:p>118.9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69536" calcext:value-type="float">
            <text:p>118.9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69536" calcext:value-type="float">
            <text:p>118.9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7868" calcext:value-type="float">
            <text:p>118.9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66488" calcext:value-type="float">
            <text:p>118.9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57344" calcext:value-type="float">
            <text:p>118.9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57344" calcext:value-type="float">
            <text:p>118.9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57344" calcext:value-type="float">
            <text:p>118.9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75632" calcext:value-type="float">
            <text:p>118.9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18304" calcext:value-type="float">
            <text:p>119.0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36592" calcext:value-type="float">
            <text:p>119.0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33544" calcext:value-type="float">
            <text:p>119.0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27448" calcext:value-type="float">
            <text:p>119.0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27448" calcext:value-type="float">
            <text:p>119.0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27448" calcext:value-type="float">
            <text:p>119.0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36592" calcext:value-type="float">
            <text:p>119.0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45736" calcext:value-type="float">
            <text:p>119.0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79264" calcext:value-type="float">
            <text:p>119.0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006" calcext:value-type="float">
            <text:p>119.1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09744" calcext:value-type="float">
            <text:p>119.1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3108" calcext:value-type="float">
            <text:p>119.1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85944" calcext:value-type="float">
            <text:p>119.1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70704" calcext:value-type="float">
            <text:p>119.1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55464" calcext:value-type="float">
            <text:p>119.1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4632" calcext:value-type="float">
            <text:p>119.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42688" calcext:value-type="float">
            <text:p>119.0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51248" calcext:value-type="float">
            <text:p>118.9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11624" calcext:value-type="float">
            <text:p>118.9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99432" calcext:value-type="float">
            <text:p>118.8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90288" calcext:value-type="float">
            <text:p>118.8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62856" calcext:value-type="float">
            <text:p>118.8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62856" calcext:value-type="float">
            <text:p>118.8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75048" calcext:value-type="float">
            <text:p>118.8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08576" calcext:value-type="float">
            <text:p>118.9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11624" calcext:value-type="float">
            <text:p>118.9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11624" calcext:value-type="float">
            <text:p>118.9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0248" calcext:value-type="float">
            <text:p>118.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75048" calcext:value-type="float">
            <text:p>118.8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59808" calcext:value-type="float">
            <text:p>118.8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44568" calcext:value-type="float">
            <text:p>118.8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44568" calcext:value-type="float">
            <text:p>118.8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4152" calcext:value-type="float">
            <text:p>118.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65904" calcext:value-type="float">
            <text:p>118.8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53712" calcext:value-type="float">
            <text:p>118.8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50664" calcext:value-type="float">
            <text:p>118.8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44568" calcext:value-type="float">
            <text:p>118.8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23232" calcext:value-type="float">
            <text:p>118.8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958" calcext:value-type="float">
            <text:p>118.7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59224" calcext:value-type="float">
            <text:p>118.7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2816" calcext:value-type="float">
            <text:p>118.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22064" calcext:value-type="float">
            <text:p>118.6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03776" calcext:value-type="float">
            <text:p>118.6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94632" calcext:value-type="float">
            <text:p>118.5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03776" calcext:value-type="float">
            <text:p>118.6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15968" calcext:value-type="float">
            <text:p>118.6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31208" calcext:value-type="float">
            <text:p>118.6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2816" calcext:value-type="float">
            <text:p>118.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34256" calcext:value-type="float">
            <text:p>118.6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434" calcext:value-type="float">
            <text:p>118.6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22064" calcext:value-type="float">
            <text:p>118.6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06824" calcext:value-type="float">
            <text:p>118.6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03776" calcext:value-type="float">
            <text:p>118.6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2816" calcext:value-type="float">
            <text:p>118.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22064" calcext:value-type="float">
            <text:p>118.6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06824" calcext:value-type="float">
            <text:p>118.6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15968" calcext:value-type="float">
            <text:p>118.6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22064" calcext:value-type="float">
            <text:p>118.6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34256" calcext:value-type="float">
            <text:p>118.6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55592" calcext:value-type="float">
            <text:p>118.6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7388" calcext:value-type="float">
            <text:p>118.6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92168" calcext:value-type="float">
            <text:p>118.6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8912" calcext:value-type="float">
            <text:p>118.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98264" calcext:value-type="float">
            <text:p>118.6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83024" calcext:value-type="float">
            <text:p>118.6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83024" calcext:value-type="float">
            <text:p>118.6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07408" calcext:value-type="float">
            <text:p>118.7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8912" calcext:value-type="float">
            <text:p>118.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92168" calcext:value-type="float">
            <text:p>118.6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98264" calcext:value-type="float">
            <text:p>118.6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92168" calcext:value-type="float">
            <text:p>118.6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10456" calcext:value-type="float">
            <text:p>118.7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22648" calcext:value-type="float">
            <text:p>118.7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10456" calcext:value-type="float">
            <text:p>118.7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196" calcext:value-type="float">
            <text:p>118.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28744" calcext:value-type="float">
            <text:p>118.7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47032" calcext:value-type="float">
            <text:p>118.7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40936" calcext:value-type="float">
            <text:p>118.7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5008" calcext:value-type="float">
            <text:p>118.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77512" calcext:value-type="float">
            <text:p>118.7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68368" calcext:value-type="float">
            <text:p>118.7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59224" calcext:value-type="float">
            <text:p>118.7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68368" calcext:value-type="float">
            <text:p>118.7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59224" calcext:value-type="float">
            <text:p>118.7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6532" calcext:value-type="float">
            <text:p>118.7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68368" calcext:value-type="float">
            <text:p>118.7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56176" calcext:value-type="float">
            <text:p>118.7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59224" calcext:value-type="float">
            <text:p>118.7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28744" calcext:value-type="float">
            <text:p>118.7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31792" calcext:value-type="float">
            <text:p>118.7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37888" calcext:value-type="float">
            <text:p>118.7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47032" calcext:value-type="float">
            <text:p>118.7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59224" calcext:value-type="float">
            <text:p>118.7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56176" calcext:value-type="float">
            <text:p>118.7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23232" calcext:value-type="float">
            <text:p>118.8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98848" calcext:value-type="float">
            <text:p>118.7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958" calcext:value-type="float">
            <text:p>118.7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958" calcext:value-type="float">
            <text:p>118.7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23232" calcext:value-type="float">
            <text:p>118.8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35424" calcext:value-type="float">
            <text:p>118.8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53712" calcext:value-type="float">
            <text:p>118.8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75048" calcext:value-type="float">
            <text:p>118.8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75048" calcext:value-type="float">
            <text:p>118.8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44568" calcext:value-type="float">
            <text:p>118.8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32376" calcext:value-type="float">
            <text:p>118.8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23232" calcext:value-type="float">
            <text:p>118.8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23232" calcext:value-type="float">
            <text:p>118.8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44568" calcext:value-type="float">
            <text:p>118.8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44568" calcext:value-type="float">
            <text:p>118.8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50664" calcext:value-type="float">
            <text:p>118.8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2628" calcext:value-type="float">
            <text:p>118.8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4152" calcext:value-type="float">
            <text:p>118.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62856" calcext:value-type="float">
            <text:p>118.8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5676" calcext:value-type="float">
            <text:p>118.8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35424" calcext:value-type="float">
            <text:p>118.8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35424" calcext:value-type="float">
            <text:p>118.8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17136" calcext:value-type="float">
            <text:p>118.8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17136" calcext:value-type="float">
            <text:p>118.8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07992" calcext:value-type="float">
            <text:p>118.8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04944" calcext:value-type="float">
            <text:p>118.8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98848" calcext:value-type="float">
            <text:p>118.7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04944" calcext:value-type="float">
            <text:p>118.8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04944" calcext:value-type="float">
            <text:p>118.8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14088" calcext:value-type="float">
            <text:p>118.8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35424" calcext:value-type="float">
            <text:p>118.8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2628" calcext:value-type="float">
            <text:p>118.8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07992" calcext:value-type="float">
            <text:p>118.8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958" calcext:value-type="float">
            <text:p>118.7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74464" calcext:value-type="float">
            <text:p>118.7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56176" calcext:value-type="float">
            <text:p>118.7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47032" calcext:value-type="float">
            <text:p>118.7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31792" calcext:value-type="float">
            <text:p>118.7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31792" calcext:value-type="float">
            <text:p>118.7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40936" calcext:value-type="float">
            <text:p>118.7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47032" calcext:value-type="float">
            <text:p>118.7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86656" calcext:value-type="float">
            <text:p>118.7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86656" calcext:value-type="float">
            <text:p>118.7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83608" calcext:value-type="float">
            <text:p>118.7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98848" calcext:value-type="float">
            <text:p>118.7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04944" calcext:value-type="float">
            <text:p>118.8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04944" calcext:value-type="float">
            <text:p>118.8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98848" calcext:value-type="float">
            <text:p>118.7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83608" calcext:value-type="float">
            <text:p>118.7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68368" calcext:value-type="float">
            <text:p>118.7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6532" calcext:value-type="float">
            <text:p>118.7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47032" calcext:value-type="float">
            <text:p>118.7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56176" calcext:value-type="float">
            <text:p>118.7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59224" calcext:value-type="float">
            <text:p>118.7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96256" calcext:value-type="float">
            <text:p>119.3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46448" calcext:value-type="float">
            <text:p>118.6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37304" calcext:value-type="float">
            <text:p>118.6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34256" calcext:value-type="float">
            <text:p>118.6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25112" calcext:value-type="float">
            <text:p>118.6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22064" calcext:value-type="float">
            <text:p>118.6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34256" calcext:value-type="float">
            <text:p>118.6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46448" calcext:value-type="float">
            <text:p>118.6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25112" calcext:value-type="float">
            <text:p>118.6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15968" calcext:value-type="float">
            <text:p>118.6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1292" calcext:value-type="float">
            <text:p>118.6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15968" calcext:value-type="float">
            <text:p>118.6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06824" calcext:value-type="float">
            <text:p>118.6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94632" calcext:value-type="float">
            <text:p>118.5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94632" calcext:value-type="float">
            <text:p>118.5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88536" calcext:value-type="float">
            <text:p>118.5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94632" calcext:value-type="float">
            <text:p>118.5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9768" calcext:value-type="float">
            <text:p>118.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94632" calcext:value-type="float">
            <text:p>118.5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88536" calcext:value-type="float">
            <text:p>118.5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76344" calcext:value-type="float">
            <text:p>118.5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70248" calcext:value-type="float">
            <text:p>118.5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70248" calcext:value-type="float">
            <text:p>118.5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70248" calcext:value-type="float">
            <text:p>118.5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61104" calcext:value-type="float">
            <text:p>118.5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58056" calcext:value-type="float">
            <text:p>118.5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58056" calcext:value-type="float">
            <text:p>118.5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39768" calcext:value-type="float">
            <text:p>118.5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30624" calcext:value-type="float">
            <text:p>118.5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18432" calcext:value-type="float">
            <text:p>118.5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09288" calcext:value-type="float">
            <text:p>118.5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03192" calcext:value-type="float">
            <text:p>118.5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00144" calcext:value-type="float">
            <text:p>118.5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94048" calcext:value-type="float">
            <text:p>118.4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94048" calcext:value-type="float">
            <text:p>118.4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94048" calcext:value-type="float">
            <text:p>118.4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78808" calcext:value-type="float">
            <text:p>118.4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63568" calcext:value-type="float">
            <text:p>118.4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54424" calcext:value-type="float">
            <text:p>118.4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72712" calcext:value-type="float">
            <text:p>118.4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23944" calcext:value-type="float">
            <text:p>118.4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17848" calcext:value-type="float">
            <text:p>118.4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05656" calcext:value-type="float">
            <text:p>118.4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93464" calcext:value-type="float">
            <text:p>118.3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93464" calcext:value-type="float">
            <text:p>118.3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78224" calcext:value-type="float">
            <text:p>118.3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56888" calcext:value-type="float">
            <text:p>118.3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32504" calcext:value-type="float">
            <text:p>118.3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29456" calcext:value-type="float">
            <text:p>118.3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386" calcext:value-type="float">
            <text:p>118.3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41648" calcext:value-type="float">
            <text:p>118.3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59936" calcext:value-type="float">
            <text:p>118.3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87368" calcext:value-type="float">
            <text:p>118.3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29456" calcext:value-type="float">
            <text:p>118.3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34968" calcext:value-type="float">
            <text:p>118.2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1862" calcext:value-type="float">
            <text:p>118.1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167912" calcext:value-type="float">
            <text:p>118.1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15572" calcext:value-type="float">
            <text:p>118.1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137432" calcext:value-type="float">
            <text:p>118.1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103904" calcext:value-type="float">
            <text:p>118.1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088664" calcext:value-type="float">
            <text:p>118.0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073424" calcext:value-type="float">
            <text:p>118.0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061232" calcext:value-type="float">
            <text:p>118.0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042944" calcext:value-type="float">
            <text:p>118.0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027704" calcext:value-type="float">
            <text:p>118.0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015512" calcext:value-type="float">
            <text:p>118.0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97224" calcext:value-type="float">
            <text:p>117.9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78936" calcext:value-type="float">
            <text:p>117.9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576" calcext:value-type="float">
            <text:p>117.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4236" calcext:value-type="float">
            <text:p>117.9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2712" calcext:value-type="float">
            <text:p>117.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08832" calcext:value-type="float">
            <text:p>117.9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884448" calcext:value-type="float">
            <text:p>117.8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853968" calcext:value-type="float">
            <text:p>117.8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832632" calcext:value-type="float">
            <text:p>117.8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826536" calcext:value-type="float">
            <text:p>117.8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814344" calcext:value-type="float">
            <text:p>117.8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8996" calcext:value-type="float">
            <text:p>117.7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68624" calcext:value-type="float">
            <text:p>117.7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38144" calcext:value-type="float">
            <text:p>117.7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01568" calcext:value-type="float">
            <text:p>117.7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74136" calcext:value-type="float">
            <text:p>117.6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46704" calcext:value-type="float">
            <text:p>117.6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3756" calcext:value-type="float">
            <text:p>117.6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2232" calcext:value-type="float">
            <text:p>117.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97936" calcext:value-type="float">
            <text:p>117.5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79648" calcext:value-type="float">
            <text:p>117.5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64408" calcext:value-type="float">
            <text:p>117.5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55264" calcext:value-type="float">
            <text:p>117.5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4612" calcext:value-type="float">
            <text:p>117.5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40024" calcext:value-type="float">
            <text:p>117.5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4612" calcext:value-type="float">
            <text:p>117.5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94304" calcext:value-type="float">
            <text:p>117.4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60776" calcext:value-type="float">
            <text:p>117.4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51632" calcext:value-type="float">
            <text:p>117.4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45536" calcext:value-type="float">
            <text:p>117.4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45536" calcext:value-type="float">
            <text:p>117.4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27248" calcext:value-type="float">
            <text:p>117.4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15056" calcext:value-type="float">
            <text:p>117.4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02864" calcext:value-type="float">
            <text:p>117.4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96768" calcext:value-type="float">
            <text:p>117.3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9372" calcext:value-type="float">
            <text:p>117.3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84576" calcext:value-type="float">
            <text:p>117.3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75432" calcext:value-type="float">
            <text:p>117.3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60192" calcext:value-type="float">
            <text:p>117.3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38856" calcext:value-type="float">
            <text:p>117.3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20568" calcext:value-type="float">
            <text:p>117.3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1752" calcext:value-type="float">
            <text:p>117.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0228" calcext:value-type="float">
            <text:p>117.3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83992" calcext:value-type="float">
            <text:p>117.2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80944" calcext:value-type="float">
            <text:p>117.2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90088" calcext:value-type="float">
            <text:p>117.2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83992" calcext:value-type="float">
            <text:p>117.2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83992" calcext:value-type="float">
            <text:p>117.2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74848" calcext:value-type="float">
            <text:p>117.2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65704" calcext:value-type="float">
            <text:p>117.2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5656" calcext:value-type="float">
            <text:p>117.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35224" calcext:value-type="float">
            <text:p>117.2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35224" calcext:value-type="float">
            <text:p>117.2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35224" calcext:value-type="float">
            <text:p>117.2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2608" calcext:value-type="float">
            <text:p>117.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13888" calcext:value-type="float">
            <text:p>117.2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04744" calcext:value-type="float">
            <text:p>117.2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98648" calcext:value-type="float">
            <text:p>117.1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89504" calcext:value-type="float">
            <text:p>117.1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86456" calcext:value-type="float">
            <text:p>117.1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74264" calcext:value-type="float">
            <text:p>117.1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68168" calcext:value-type="float">
            <text:p>117.1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68168" calcext:value-type="float">
            <text:p>117.1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59024" calcext:value-type="float">
            <text:p>117.1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46832" calcext:value-type="float">
            <text:p>117.1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37688" calcext:value-type="float">
            <text:p>117.1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10256" calcext:value-type="float">
            <text:p>117.1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91968" calcext:value-type="float">
            <text:p>117.0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91968" calcext:value-type="float">
            <text:p>117.0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82824" calcext:value-type="float">
            <text:p>117.0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07208" calcext:value-type="float">
            <text:p>117.1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07208" calcext:value-type="float">
            <text:p>117.1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82824" calcext:value-type="float">
            <text:p>117.0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64536" calcext:value-type="float">
            <text:p>117.0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64536" calcext:value-type="float">
            <text:p>117.0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46248" calcext:value-type="float">
            <text:p>117.0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432" calcext:value-type="float">
            <text:p>117.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46248" calcext:value-type="float">
            <text:p>117.0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46248" calcext:value-type="float">
            <text:p>117.0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46248" calcext:value-type="float">
            <text:p>117.0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64536" calcext:value-type="float">
            <text:p>117.0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79776" calcext:value-type="float">
            <text:p>117.0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8892" calcext:value-type="float">
            <text:p>117.0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10256" calcext:value-type="float">
            <text:p>117.1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40736" calcext:value-type="float">
            <text:p>117.1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59024" calcext:value-type="float">
            <text:p>117.1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68168" calcext:value-type="float">
            <text:p>117.1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8036" calcext:value-type="float">
            <text:p>117.1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77312" calcext:value-type="float">
            <text:p>117.1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6512" calcext:value-type="float">
            <text:p>117.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77312" calcext:value-type="float">
            <text:p>117.1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86456" calcext:value-type="float">
            <text:p>117.1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89504" calcext:value-type="float">
            <text:p>117.1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89504" calcext:value-type="float">
            <text:p>117.1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77312" calcext:value-type="float">
            <text:p>117.1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77312" calcext:value-type="float">
            <text:p>117.1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74264" calcext:value-type="float">
            <text:p>117.1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86456" calcext:value-type="float">
            <text:p>117.1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86456" calcext:value-type="float">
            <text:p>117.1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86456" calcext:value-type="float">
            <text:p>117.1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77312" calcext:value-type="float">
            <text:p>117.1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40736" calcext:value-type="float">
            <text:p>117.1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22448" calcext:value-type="float">
            <text:p>117.1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22448" calcext:value-type="float">
            <text:p>117.1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4988" calcext:value-type="float">
            <text:p>117.1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46832" calcext:value-type="float">
            <text:p>117.1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40736" calcext:value-type="float">
            <text:p>117.1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31592" calcext:value-type="float">
            <text:p>117.1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28544" calcext:value-type="float">
            <text:p>117.1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28544" calcext:value-type="float">
            <text:p>117.1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28544" calcext:value-type="float">
            <text:p>117.1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28544" calcext:value-type="float">
            <text:p>117.1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22448" calcext:value-type="float">
            <text:p>117.1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37688" calcext:value-type="float">
            <text:p>117.1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6512" calcext:value-type="float">
            <text:p>117.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86456" calcext:value-type="float">
            <text:p>117.1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6512" calcext:value-type="float">
            <text:p>117.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55976" calcext:value-type="float">
            <text:p>117.1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46832" calcext:value-type="float">
            <text:p>117.1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4988" calcext:value-type="float">
            <text:p>117.1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28544" calcext:value-type="float">
            <text:p>117.1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22448" calcext:value-type="float">
            <text:p>117.1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22448" calcext:value-type="float">
            <text:p>117.1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40736" calcext:value-type="float">
            <text:p>117.1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40736" calcext:value-type="float">
            <text:p>117.1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37688" calcext:value-type="float">
            <text:p>117.1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10256" calcext:value-type="float">
            <text:p>117.1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98064" calcext:value-type="float">
            <text:p>117.0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8892" calcext:value-type="float">
            <text:p>117.0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52344" calcext:value-type="float">
            <text:p>117.0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24912" calcext:value-type="float">
            <text:p>117.0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21864" calcext:value-type="float">
            <text:p>117.0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46248" calcext:value-type="float">
            <text:p>117.0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52344" calcext:value-type="float">
            <text:p>117.0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34056" calcext:value-type="float">
            <text:p>117.0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31008" calcext:value-type="float">
            <text:p>117.0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31008" calcext:value-type="float">
            <text:p>117.0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34056" calcext:value-type="float">
            <text:p>117.0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52344" calcext:value-type="float">
            <text:p>117.0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31008" calcext:value-type="float">
            <text:p>117.0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2796" calcext:value-type="float">
            <text:p>117.0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2796" calcext:value-type="float">
            <text:p>117.0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31008" calcext:value-type="float">
            <text:p>117.0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2796" calcext:value-type="float">
            <text:p>117.0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2796" calcext:value-type="float">
            <text:p>117.0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15768" calcext:value-type="float">
            <text:p>117.0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24912" calcext:value-type="float">
            <text:p>117.0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432" calcext:value-type="float">
            <text:p>117.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37104" calcext:value-type="float">
            <text:p>117.0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15768" calcext:value-type="float">
            <text:p>117.0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15768" calcext:value-type="float">
            <text:p>117.0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70048" calcext:value-type="float">
            <text:p>116.9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39568" calcext:value-type="float">
            <text:p>116.9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39568" calcext:value-type="float">
            <text:p>116.9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39568" calcext:value-type="float">
            <text:p>116.9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57856" calcext:value-type="float">
            <text:p>116.9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57856" calcext:value-type="float">
            <text:p>116.9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3652" calcext:value-type="float">
            <text:p>116.9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12136" calcext:value-type="float">
            <text:p>116.9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78608" calcext:value-type="float">
            <text:p>116.8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63368" calcext:value-type="float">
            <text:p>116.8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6032" calcext:value-type="float">
            <text:p>116.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18232" calcext:value-type="float">
            <text:p>116.9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39568" calcext:value-type="float">
            <text:p>116.9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02992" calcext:value-type="float">
            <text:p>116.9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78608" calcext:value-type="float">
            <text:p>116.8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63368" calcext:value-type="float">
            <text:p>116.8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63368" calcext:value-type="float">
            <text:p>116.8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63368" calcext:value-type="float">
            <text:p>116.8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99944" calcext:value-type="float">
            <text:p>116.8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02992" calcext:value-type="float">
            <text:p>116.9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12136" calcext:value-type="float">
            <text:p>116.9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93848" calcext:value-type="float">
            <text:p>116.8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7556" calcext:value-type="float">
            <text:p>116.8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6032" calcext:value-type="float">
            <text:p>116.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54224" calcext:value-type="float">
            <text:p>116.8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93848" calcext:value-type="float">
            <text:p>116.8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84704" calcext:value-type="float">
            <text:p>116.8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93848" calcext:value-type="float">
            <text:p>116.8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7556" calcext:value-type="float">
            <text:p>116.8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35936" calcext:value-type="float">
            <text:p>116.8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23744" calcext:value-type="float">
            <text:p>116.8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26792" calcext:value-type="float">
            <text:p>116.8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54224" calcext:value-type="float">
            <text:p>116.8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35936" calcext:value-type="float">
            <text:p>116.8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35936" calcext:value-type="float">
            <text:p>116.8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54224" calcext:value-type="float">
            <text:p>116.8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32888" calcext:value-type="float">
            <text:p>116.8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32888" calcext:value-type="float">
            <text:p>116.8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54224" calcext:value-type="float">
            <text:p>116.8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84704" calcext:value-type="float">
            <text:p>116.8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81656" calcext:value-type="float">
            <text:p>116.8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42032" calcext:value-type="float">
            <text:p>116.8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93264" calcext:value-type="float">
            <text:p>116.7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74976" calcext:value-type="float">
            <text:p>116.7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78024" calcext:value-type="float">
            <text:p>116.7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8412" calcext:value-type="float">
            <text:p>116.7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41448" calcext:value-type="float">
            <text:p>116.7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10968" calcext:value-type="float">
            <text:p>116.7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9268" calcext:value-type="float">
            <text:p>116.6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89632" calcext:value-type="float">
            <text:p>116.6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0792" calcext:value-type="float">
            <text:p>116.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01824" calcext:value-type="float">
            <text:p>116.7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0792" calcext:value-type="float">
            <text:p>116.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47544" calcext:value-type="float">
            <text:p>116.7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8412" calcext:value-type="float">
            <text:p>116.7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146" calcext:value-type="float">
            <text:p>116.8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17648" calcext:value-type="float">
            <text:p>116.8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42032" calcext:value-type="float">
            <text:p>116.8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69464" calcext:value-type="float">
            <text:p>116.8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99944" calcext:value-type="float">
            <text:p>116.8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02992" calcext:value-type="float">
            <text:p>116.9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02992" calcext:value-type="float">
            <text:p>116.9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12136" calcext:value-type="float">
            <text:p>116.9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93848" calcext:value-type="float">
            <text:p>116.8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63368" calcext:value-type="float">
            <text:p>116.8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63368" calcext:value-type="float">
            <text:p>116.8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18232" calcext:value-type="float">
            <text:p>116.9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09088" calcext:value-type="float">
            <text:p>116.9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18232" calcext:value-type="float">
            <text:p>116.9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30424" calcext:value-type="float">
            <text:p>116.9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30424" calcext:value-type="float">
            <text:p>116.9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39568" calcext:value-type="float">
            <text:p>116.9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45664" calcext:value-type="float">
            <text:p>116.9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48712" calcext:value-type="float">
            <text:p>116.9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60904" calcext:value-type="float">
            <text:p>116.9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2128" calcext:value-type="float">
            <text:p>116.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12136" calcext:value-type="float">
            <text:p>116.9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12136" calcext:value-type="float">
            <text:p>116.9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09088" calcext:value-type="float">
            <text:p>116.9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93848" calcext:value-type="float">
            <text:p>116.8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908" calcext:value-type="float">
            <text:p>116.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908" calcext:value-type="float">
            <text:p>116.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99944" calcext:value-type="float">
            <text:p>116.8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54224" calcext:value-type="float">
            <text:p>116.8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51176" calcext:value-type="float">
            <text:p>116.8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6032" calcext:value-type="float">
            <text:p>116.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32888" calcext:value-type="float">
            <text:p>116.8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26792" calcext:value-type="float">
            <text:p>116.8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42032" calcext:value-type="float">
            <text:p>116.8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54224" calcext:value-type="float">
            <text:p>116.8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6032" calcext:value-type="float">
            <text:p>116.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54224" calcext:value-type="float">
            <text:p>116.8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35936" calcext:value-type="float">
            <text:p>116.8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42032" calcext:value-type="float">
            <text:p>116.8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35936" calcext:value-type="float">
            <text:p>116.8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05456" calcext:value-type="float">
            <text:p>116.8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02408" calcext:value-type="float">
            <text:p>116.8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93264" calcext:value-type="float">
            <text:p>116.7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93264" calcext:value-type="float">
            <text:p>116.7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02408" calcext:value-type="float">
            <text:p>116.8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8412" calcext:value-type="float">
            <text:p>116.7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8412" calcext:value-type="float">
            <text:p>116.7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93264" calcext:value-type="float">
            <text:p>116.7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9936" calcext:value-type="float">
            <text:p>116.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74976" calcext:value-type="float">
            <text:p>116.7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59736" calcext:value-type="float">
            <text:p>116.7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65832" calcext:value-type="float">
            <text:p>116.7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96312" calcext:value-type="float">
            <text:p>116.7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65832" calcext:value-type="float">
            <text:p>116.7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59736" calcext:value-type="float">
            <text:p>116.7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56688" calcext:value-type="float">
            <text:p>116.7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74976" calcext:value-type="float">
            <text:p>116.7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87168" calcext:value-type="float">
            <text:p>116.7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87168" calcext:value-type="float">
            <text:p>116.7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74976" calcext:value-type="float">
            <text:p>116.7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50592" calcext:value-type="float">
            <text:p>116.7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56688" calcext:value-type="float">
            <text:p>116.7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65832" calcext:value-type="float">
            <text:p>116.7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47544" calcext:value-type="float">
            <text:p>116.7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41448" calcext:value-type="float">
            <text:p>116.7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384" calcext:value-type="float">
            <text:p>116.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384" calcext:value-type="float">
            <text:p>116.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20112" calcext:value-type="float">
            <text:p>116.7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10968" calcext:value-type="float">
            <text:p>116.7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0792" calcext:value-type="float">
            <text:p>116.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2316" calcext:value-type="float">
            <text:p>116.7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01824" calcext:value-type="float">
            <text:p>116.7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80488" calcext:value-type="float">
            <text:p>116.6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4696" calcext:value-type="float">
            <text:p>116.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07336" calcext:value-type="float">
            <text:p>116.6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98192" calcext:value-type="float">
            <text:p>116.5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07336" calcext:value-type="float">
            <text:p>116.6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95144" calcext:value-type="float">
            <text:p>116.5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67712" calcext:value-type="float">
            <text:p>116.5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21992" calcext:value-type="float">
            <text:p>116.5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12848" calcext:value-type="float">
            <text:p>116.5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73224" calcext:value-type="float">
            <text:p>116.4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54936" calcext:value-type="float">
            <text:p>116.4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42744" calcext:value-type="float">
            <text:p>116.4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27504" calcext:value-type="float">
            <text:p>116.4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21408" calcext:value-type="float">
            <text:p>116.4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24456" calcext:value-type="float">
            <text:p>116.4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336" calcext:value-type="float">
            <text:p>116.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54936" calcext:value-type="float">
            <text:p>116.4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10-04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67712" calcext:value-type="float">
            <text:p>116.5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36648" calcext:value-type="float">
            <text:p>116.4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21408" calcext:value-type="float">
            <text:p>116.4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24456" calcext:value-type="float">
            <text:p>116.4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336" calcext:value-type="float">
            <text:p>116.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21408" calcext:value-type="float">
            <text:p>116.4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0312" calcext:value-type="float">
            <text:p>116.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0312" calcext:value-type="float">
            <text:p>116.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97024" calcext:value-type="float">
            <text:p>116.3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12264" calcext:value-type="float">
            <text:p>116.4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1836" calcext:value-type="float">
            <text:p>116.4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36648" calcext:value-type="float">
            <text:p>116.4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24456" calcext:value-type="float">
            <text:p>116.4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36648" calcext:value-type="float">
            <text:p>116.4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45792" calcext:value-type="float">
            <text:p>116.4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54936" calcext:value-type="float">
            <text:p>116.4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61032" calcext:value-type="float">
            <text:p>116.4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6408" calcext:value-type="float">
            <text:p>116.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7932" calcext:value-type="float">
            <text:p>116.4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82368" calcext:value-type="float">
            <text:p>116.4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82368" calcext:value-type="float">
            <text:p>116.4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82368" calcext:value-type="float">
            <text:p>116.4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9456" calcext:value-type="float">
            <text:p>116.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03704" calcext:value-type="float">
            <text:p>116.5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03704" calcext:value-type="float">
            <text:p>116.5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31136" calcext:value-type="float">
            <text:p>116.5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7076" calcext:value-type="float">
            <text:p>116.5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04288" calcext:value-type="float">
            <text:p>116.6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13432" calcext:value-type="float">
            <text:p>116.6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22576" calcext:value-type="float">
            <text:p>116.6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34768" calcext:value-type="float">
            <text:p>116.6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34768" calcext:value-type="float">
            <text:p>116.6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34768" calcext:value-type="float">
            <text:p>116.6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53056" calcext:value-type="float">
            <text:p>116.6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56104" calcext:value-type="float">
            <text:p>116.6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53056" calcext:value-type="float">
            <text:p>116.6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56104" calcext:value-type="float">
            <text:p>116.6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65248" calcext:value-type="float">
            <text:p>116.6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80488" calcext:value-type="float">
            <text:p>116.6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89632" calcext:value-type="float">
            <text:p>116.6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83536" calcext:value-type="float">
            <text:p>116.6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83536" calcext:value-type="float">
            <text:p>116.6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89632" calcext:value-type="float">
            <text:p>116.6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01824" calcext:value-type="float">
            <text:p>116.7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01824" calcext:value-type="float">
            <text:p>116.7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83536" calcext:value-type="float">
            <text:p>116.6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65248" calcext:value-type="float">
            <text:p>116.6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622" calcext:value-type="float">
            <text:p>116.6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53056" calcext:value-type="float">
            <text:p>116.6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40864" calcext:value-type="float">
            <text:p>116.6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13432" calcext:value-type="float">
            <text:p>116.6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95144" calcext:value-type="float">
            <text:p>116.5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79904" calcext:value-type="float">
            <text:p>116.5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58568" calcext:value-type="float">
            <text:p>116.5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31136" calcext:value-type="float">
            <text:p>116.5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00656" calcext:value-type="float">
            <text:p>116.5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73224" calcext:value-type="float">
            <text:p>116.4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54936" calcext:value-type="float">
            <text:p>116.4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1836" calcext:value-type="float">
            <text:p>116.4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8788" calcext:value-type="float">
            <text:p>116.3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66544" calcext:value-type="float">
            <text:p>116.3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4216" calcext:value-type="float">
            <text:p>116.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29968" calcext:value-type="float">
            <text:p>116.3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08632" calcext:value-type="float">
            <text:p>116.3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90344" calcext:value-type="float">
            <text:p>116.2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72056" calcext:value-type="float">
            <text:p>116.2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59864" calcext:value-type="float">
            <text:p>116.2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44624" calcext:value-type="float">
            <text:p>116.2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32432" calcext:value-type="float">
            <text:p>116.2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17192" calcext:value-type="float">
            <text:p>116.2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95856" calcext:value-type="float">
            <text:p>116.1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77568" calcext:value-type="float">
            <text:p>116.1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7452" calcext:value-type="float">
            <text:p>116.1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50136" calcext:value-type="float">
            <text:p>116.1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37944" calcext:value-type="float">
            <text:p>116.1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288" calcext:value-type="float">
            <text:p>116.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16608" calcext:value-type="float">
            <text:p>116.1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01368" calcext:value-type="float">
            <text:p>116.1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92224" calcext:value-type="float">
            <text:p>116.0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73936" calcext:value-type="float">
            <text:p>116.0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55648" calcext:value-type="float">
            <text:p>116.0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3736" calcext:value-type="float">
            <text:p>116.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97736" calcext:value-type="float">
            <text:p>115.9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97736" calcext:value-type="float">
            <text:p>115.9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85544" calcext:value-type="float">
            <text:p>115.9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79448" calcext:value-type="float">
            <text:p>115.9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67256" calcext:value-type="float">
            <text:p>115.9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4592" calcext:value-type="float">
            <text:p>115.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21536" calcext:value-type="float">
            <text:p>115.9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27632" calcext:value-type="float">
            <text:p>115.9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03248" calcext:value-type="float">
            <text:p>115.9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91056" calcext:value-type="float">
            <text:p>115.8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78864" calcext:value-type="float">
            <text:p>115.8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63624" calcext:value-type="float">
            <text:p>115.8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63624" calcext:value-type="float">
            <text:p>115.8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51432" calcext:value-type="float">
            <text:p>115.8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51432" calcext:value-type="float">
            <text:p>115.8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45336" calcext:value-type="float">
            <text:p>115.8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51432" calcext:value-type="float">
            <text:p>115.8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51432" calcext:value-type="float">
            <text:p>115.8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51432" calcext:value-type="float">
            <text:p>115.8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72768" calcext:value-type="float">
            <text:p>115.8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88008" calcext:value-type="float">
            <text:p>115.8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05712" calcext:value-type="float">
            <text:p>115.8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56944" calcext:value-type="float">
            <text:p>115.7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41704" calcext:value-type="float">
            <text:p>115.7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35608" calcext:value-type="float">
            <text:p>115.7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29512" calcext:value-type="float">
            <text:p>115.7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11224" calcext:value-type="float">
            <text:p>115.7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0208" calcext:value-type="float">
            <text:p>115.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83792" calcext:value-type="float">
            <text:p>115.6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74648" calcext:value-type="float">
            <text:p>115.6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62456" calcext:value-type="float">
            <text:p>115.6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59408" calcext:value-type="float">
            <text:p>115.6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35024" calcext:value-type="float">
            <text:p>115.6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4112" calcext:value-type="float">
            <text:p>115.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22832" calcext:value-type="float">
            <text:p>115.6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98448" calcext:value-type="float">
            <text:p>115.5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77112" calcext:value-type="float">
            <text:p>115.5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67968" calcext:value-type="float">
            <text:p>115.5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8016" calcext:value-type="float">
            <text:p>115.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67968" calcext:value-type="float">
            <text:p>115.5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46632" calcext:value-type="float">
            <text:p>115.5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22248" calcext:value-type="float">
            <text:p>115.5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07008" calcext:value-type="float">
            <text:p>115.5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91768" calcext:value-type="float">
            <text:p>115.4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91768" calcext:value-type="float">
            <text:p>115.4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8872" calcext:value-type="float">
            <text:p>115.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91768" calcext:value-type="float">
            <text:p>115.4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8872" calcext:value-type="float">
            <text:p>115.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52144" calcext:value-type="float">
            <text:p>115.4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30808" calcext:value-type="float">
            <text:p>115.4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2776" calcext:value-type="float">
            <text:p>115.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2776" calcext:value-type="float">
            <text:p>115.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33856" calcext:value-type="float">
            <text:p>115.4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94232" calcext:value-type="float">
            <text:p>115.3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85088" calcext:value-type="float">
            <text:p>115.3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85088" calcext:value-type="float">
            <text:p>115.3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06424" calcext:value-type="float">
            <text:p>115.4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94232" calcext:value-type="float">
            <text:p>115.3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27176" calcext:value-type="float">
            <text:p>115.3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84504" calcext:value-type="float">
            <text:p>115.2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81456" calcext:value-type="float">
            <text:p>115.2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54024" calcext:value-type="float">
            <text:p>115.2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35736" calcext:value-type="float">
            <text:p>115.2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05256" calcext:value-type="float">
            <text:p>115.2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65632" calcext:value-type="float">
            <text:p>115.1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32104" calcext:value-type="float">
            <text:p>115.1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29056" calcext:value-type="float">
            <text:p>115.1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29056" calcext:value-type="float">
            <text:p>115.1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50392" calcext:value-type="float">
            <text:p>115.1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41248" calcext:value-type="float">
            <text:p>115.1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2296" calcext:value-type="float">
            <text:p>115.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19912" calcext:value-type="float">
            <text:p>115.1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29056" calcext:value-type="float">
            <text:p>115.1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29056" calcext:value-type="float">
            <text:p>115.1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382" calcext:value-type="float">
            <text:p>115.1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56488" calcext:value-type="float">
            <text:p>115.1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93064" calcext:value-type="float">
            <text:p>115.1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8392" calcext:value-type="float">
            <text:p>115.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05256" calcext:value-type="float">
            <text:p>115.2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96112" calcext:value-type="float">
            <text:p>115.1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77824" calcext:value-type="float">
            <text:p>115.1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77824" calcext:value-type="float">
            <text:p>115.1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144" calcext:value-type="float">
            <text:p>115.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96112" calcext:value-type="float">
            <text:p>115.1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6868" calcext:value-type="float">
            <text:p>115.1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74776" calcext:value-type="float">
            <text:p>115.1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65632" calcext:value-type="float">
            <text:p>115.1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29056" calcext:value-type="float">
            <text:p>115.1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29056" calcext:value-type="float">
            <text:p>115.1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29056" calcext:value-type="float">
            <text:p>115.1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47344" calcext:value-type="float">
            <text:p>115.1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382" calcext:value-type="float">
            <text:p>115.1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19912" calcext:value-type="float">
            <text:p>115.1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16864" calcext:value-type="float">
            <text:p>115.1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47344" calcext:value-type="float">
            <text:p>115.1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47344" calcext:value-type="float">
            <text:p>115.1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29056" calcext:value-type="float">
            <text:p>115.1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83336" calcext:value-type="float">
            <text:p>115.0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74192" calcext:value-type="float">
            <text:p>115.0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71144" calcext:value-type="float">
            <text:p>115.0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65048" calcext:value-type="float">
            <text:p>115.0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10768" calcext:value-type="float">
            <text:p>115.1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89432" calcext:value-type="float">
            <text:p>115.0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55904" calcext:value-type="float">
            <text:p>115.0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52856" calcext:value-type="float">
            <text:p>115.0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49808" calcext:value-type="float">
            <text:p>115.0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49808" calcext:value-type="float">
            <text:p>115.0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34568" calcext:value-type="float">
            <text:p>115.0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22376" calcext:value-type="float">
            <text:p>115.0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88848" calcext:value-type="float">
            <text:p>114.9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76656" calcext:value-type="float">
            <text:p>114.9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4008" calcext:value-type="float">
            <text:p>114.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18744" calcext:value-type="float">
            <text:p>114.9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096" calcext:value-type="float">
            <text:p>114.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096" calcext:value-type="float">
            <text:p>114.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03504" calcext:value-type="float">
            <text:p>114.9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7912" calcext:value-type="float">
            <text:p>114.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36448" calcext:value-type="float">
            <text:p>114.8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12064" calcext:value-type="float">
            <text:p>114.8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05968" calcext:value-type="float">
            <text:p>114.8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8768" calcext:value-type="float">
            <text:p>114.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4196" calcext:value-type="float">
            <text:p>114.7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1148" calcext:value-type="float">
            <text:p>114.7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1148" calcext:value-type="float">
            <text:p>114.7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93192" calcext:value-type="float">
            <text:p>114.6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74904" calcext:value-type="float">
            <text:p>114.6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71856" calcext:value-type="float">
            <text:p>114.6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29768" calcext:value-type="float">
            <text:p>114.7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20624" calcext:value-type="float">
            <text:p>114.7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1148" calcext:value-type="float">
            <text:p>114.7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08432" calcext:value-type="float">
            <text:p>114.7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1148" calcext:value-type="float">
            <text:p>114.7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4196" calcext:value-type="float">
            <text:p>114.7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2672" calcext:value-type="float">
            <text:p>114.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20624" calcext:value-type="float">
            <text:p>114.7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1148" calcext:value-type="float">
            <text:p>114.7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1148" calcext:value-type="float">
            <text:p>114.7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93192" calcext:value-type="float">
            <text:p>114.6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99288" calcext:value-type="float">
            <text:p>114.6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93192" calcext:value-type="float">
            <text:p>114.6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08432" calcext:value-type="float">
            <text:p>114.7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08432" calcext:value-type="float">
            <text:p>114.7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2672" calcext:value-type="float">
            <text:p>114.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29768" calcext:value-type="float">
            <text:p>114.7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66344" calcext:value-type="float">
            <text:p>114.7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29768" calcext:value-type="float">
            <text:p>114.7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17576" calcext:value-type="float">
            <text:p>114.7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08432" calcext:value-type="float">
            <text:p>114.7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20624" calcext:value-type="float">
            <text:p>114.7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75488" calcext:value-type="float">
            <text:p>114.7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48056" calcext:value-type="float">
            <text:p>114.7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35864" calcext:value-type="float">
            <text:p>114.7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20624" calcext:value-type="float">
            <text:p>114.7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1148" calcext:value-type="float">
            <text:p>114.7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48056" calcext:value-type="float">
            <text:p>114.7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66344" calcext:value-type="float">
            <text:p>114.7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66344" calcext:value-type="float">
            <text:p>114.7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48056" calcext:value-type="float">
            <text:p>114.7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38912" calcext:value-type="float">
            <text:p>114.7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45008" calcext:value-type="float">
            <text:p>114.7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99288" calcext:value-type="float">
            <text:p>114.6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02336" calcext:value-type="float">
            <text:p>114.7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02336" calcext:value-type="float">
            <text:p>114.7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84632" calcext:value-type="float">
            <text:p>114.7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96824" calcext:value-type="float">
            <text:p>114.7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05968" calcext:value-type="float">
            <text:p>114.8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78536" calcext:value-type="float">
            <text:p>114.7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51104" calcext:value-type="float">
            <text:p>114.7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51104" calcext:value-type="float">
            <text:p>114.7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48056" calcext:value-type="float">
            <text:p>114.7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78536" calcext:value-type="float">
            <text:p>114.7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75488" calcext:value-type="float">
            <text:p>114.7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15112" calcext:value-type="float">
            <text:p>114.8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84632" calcext:value-type="float">
            <text:p>114.7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69392" calcext:value-type="float">
            <text:p>114.7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66344" calcext:value-type="float">
            <text:p>114.7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69392" calcext:value-type="float">
            <text:p>114.7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78536" calcext:value-type="float">
            <text:p>114.7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334" calcext:value-type="float">
            <text:p>114.8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24256" calcext:value-type="float">
            <text:p>114.8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1816" calcext:value-type="float">
            <text:p>114.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21208" calcext:value-type="float">
            <text:p>114.8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334" calcext:value-type="float">
            <text:p>114.8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36448" calcext:value-type="float">
            <text:p>114.8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24256" calcext:value-type="float">
            <text:p>114.8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05968" calcext:value-type="float">
            <text:p>114.8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05968" calcext:value-type="float">
            <text:p>114.8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12064" calcext:value-type="float">
            <text:p>114.8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54736" calcext:value-type="float">
            <text:p>114.8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36448" calcext:value-type="float">
            <text:p>114.8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42544" calcext:value-type="float">
            <text:p>114.8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7912" calcext:value-type="float">
            <text:p>114.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45592" calcext:value-type="float">
            <text:p>114.8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24256" calcext:value-type="float">
            <text:p>114.8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24256" calcext:value-type="float">
            <text:p>114.8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42544" calcext:value-type="float">
            <text:p>114.8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27888" calcext:value-type="float">
            <text:p>114.9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21792" calcext:value-type="float">
            <text:p>114.9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27888" calcext:value-type="float">
            <text:p>114.9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58368" calcext:value-type="float">
            <text:p>114.9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5532" calcext:value-type="float">
            <text:p>114.9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58368" calcext:value-type="float">
            <text:p>114.9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7056" calcext:value-type="float">
            <text:p>114.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58368" calcext:value-type="float">
            <text:p>114.9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4008" calcext:value-type="float">
            <text:p>114.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49224" calcext:value-type="float">
            <text:p>114.9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49224" calcext:value-type="float">
            <text:p>114.9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4008" calcext:value-type="float">
            <text:p>114.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49224" calcext:value-type="float">
            <text:p>114.9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4008" calcext:value-type="float">
            <text:p>114.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94944" calcext:value-type="float">
            <text:p>114.9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25424" calcext:value-type="float">
            <text:p>115.0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34568" calcext:value-type="float">
            <text:p>115.0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40664" calcext:value-type="float">
            <text:p>115.0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4676" calcext:value-type="float">
            <text:p>115.0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52856" calcext:value-type="float">
            <text:p>115.0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55904" calcext:value-type="float">
            <text:p>115.0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83336" calcext:value-type="float">
            <text:p>115.0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10768" calcext:value-type="float">
            <text:p>115.1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16864" calcext:value-type="float">
            <text:p>115.1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10768" calcext:value-type="float">
            <text:p>115.1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01624" calcext:value-type="float">
            <text:p>115.1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19912" calcext:value-type="float">
            <text:p>115.1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01624" calcext:value-type="float">
            <text:p>115.1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01624" calcext:value-type="float">
            <text:p>115.1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10768" calcext:value-type="float">
            <text:p>115.1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26008" calcext:value-type="float">
            <text:p>115.1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47344" calcext:value-type="float">
            <text:p>115.1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32104" calcext:value-type="float">
            <text:p>115.1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41248" calcext:value-type="float">
            <text:p>115.1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41248" calcext:value-type="float">
            <text:p>115.1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16864" calcext:value-type="float">
            <text:p>115.1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16864" calcext:value-type="float">
            <text:p>115.1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382" calcext:value-type="float">
            <text:p>115.1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01624" calcext:value-type="float">
            <text:p>115.1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89432" calcext:value-type="float">
            <text:p>115.0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83336" calcext:value-type="float">
            <text:p>115.0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9248" calcext:value-type="float">
            <text:p>115.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62" calcext:value-type="float">
            <text:p>115.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4676" calcext:value-type="float">
            <text:p>115.0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4676" calcext:value-type="float">
            <text:p>115.0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71144" calcext:value-type="float">
            <text:p>115.0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52856" calcext:value-type="float">
            <text:p>115.0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43712" calcext:value-type="float">
            <text:p>115.0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25424" calcext:value-type="float">
            <text:p>115.0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3152" calcext:value-type="float">
            <text:p>115.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71144" calcext:value-type="float">
            <text:p>115.0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98576" calcext:value-type="float">
            <text:p>115.0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9248" calcext:value-type="float">
            <text:p>115.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01624" calcext:value-type="float">
            <text:p>115.1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16864" calcext:value-type="float">
            <text:p>115.1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19912" calcext:value-type="float">
            <text:p>115.1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29056" calcext:value-type="float">
            <text:p>115.1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74776" calcext:value-type="float">
            <text:p>115.1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50392" calcext:value-type="float">
            <text:p>115.1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6868" calcext:value-type="float">
            <text:p>115.1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65632" calcext:value-type="float">
            <text:p>115.1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86968" calcext:value-type="float">
            <text:p>115.1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77824" calcext:value-type="float">
            <text:p>115.1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6868" calcext:value-type="float">
            <text:p>115.1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86968" calcext:value-type="float">
            <text:p>115.1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17448" calcext:value-type="float">
            <text:p>115.2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4488" calcext:value-type="float">
            <text:p>115.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41832" calcext:value-type="float">
            <text:p>115.2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41832" calcext:value-type="float">
            <text:p>115.2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35736" calcext:value-type="float">
            <text:p>115.2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144" calcext:value-type="float">
            <text:p>115.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17448" calcext:value-type="float">
            <text:p>115.2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08304" calcext:value-type="float">
            <text:p>115.2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144" calcext:value-type="float">
            <text:p>115.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08304" calcext:value-type="float">
            <text:p>115.2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96112" calcext:value-type="float">
            <text:p>115.1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77824" calcext:value-type="float">
            <text:p>115.1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96112" calcext:value-type="float">
            <text:p>115.1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17448" calcext:value-type="float">
            <text:p>115.2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10-13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4488" calcext:value-type="float">
            <text:p>115.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17448" calcext:value-type="float">
            <text:p>115.2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35736" calcext:value-type="float">
            <text:p>115.2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23544" calcext:value-type="float">
            <text:p>115.2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23544" calcext:value-type="float">
            <text:p>115.2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02208" calcext:value-type="float">
            <text:p>115.2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93064" calcext:value-type="float">
            <text:p>115.1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86968" calcext:value-type="float">
            <text:p>115.1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74776" calcext:value-type="float">
            <text:p>115.1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6868" calcext:value-type="float">
            <text:p>115.1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74776" calcext:value-type="float">
            <text:p>115.1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6868" calcext:value-type="float">
            <text:p>115.1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74776" calcext:value-type="float">
            <text:p>115.1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65632" calcext:value-type="float">
            <text:p>115.1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77824" calcext:value-type="float">
            <text:p>115.1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65632" calcext:value-type="float">
            <text:p>115.1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65632" calcext:value-type="float">
            <text:p>115.1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47344" calcext:value-type="float">
            <text:p>115.1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32104" calcext:value-type="float">
            <text:p>115.1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26008" calcext:value-type="float">
            <text:p>115.1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16864" calcext:value-type="float">
            <text:p>115.1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01624" calcext:value-type="float">
            <text:p>115.1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65048" calcext:value-type="float">
            <text:p>115.0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62" calcext:value-type="float">
            <text:p>115.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52856" calcext:value-type="float">
            <text:p>115.0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22376" calcext:value-type="float">
            <text:p>115.0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94944" calcext:value-type="float">
            <text:p>114.9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79704" calcext:value-type="float">
            <text:p>114.9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67512" calcext:value-type="float">
            <text:p>114.9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5532" calcext:value-type="float">
            <text:p>114.9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27888" calcext:value-type="float">
            <text:p>114.9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00456" calcext:value-type="float">
            <text:p>114.9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7912" calcext:value-type="float">
            <text:p>114.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73024" calcext:value-type="float">
            <text:p>114.8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60832" calcext:value-type="float">
            <text:p>114.8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51688" calcext:value-type="float">
            <text:p>114.8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51688" calcext:value-type="float">
            <text:p>114.8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36448" calcext:value-type="float">
            <text:p>114.8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27304" calcext:value-type="float">
            <text:p>114.8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15112" calcext:value-type="float">
            <text:p>114.8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96824" calcext:value-type="float">
            <text:p>114.7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84632" calcext:value-type="float">
            <text:p>114.7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69392" calcext:value-type="float">
            <text:p>114.7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66344" calcext:value-type="float">
            <text:p>114.7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572" calcext:value-type="float">
            <text:p>114.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35864" calcext:value-type="float">
            <text:p>114.7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17576" calcext:value-type="float">
            <text:p>114.7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08432" calcext:value-type="float">
            <text:p>114.7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93192" calcext:value-type="float">
            <text:p>114.6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68808" calcext:value-type="float">
            <text:p>114.6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62712" calcext:value-type="float">
            <text:p>114.6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5052" calcext:value-type="float">
            <text:p>114.6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3528" calcext:value-type="float">
            <text:p>114.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26136" calcext:value-type="float">
            <text:p>114.6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23088" calcext:value-type="float">
            <text:p>114.6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13944" calcext:value-type="float">
            <text:p>114.6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07848" calcext:value-type="float">
            <text:p>114.6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048" calcext:value-type="float">
            <text:p>114.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048" calcext:value-type="float">
            <text:p>114.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77368" calcext:value-type="float">
            <text:p>114.5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65176" calcext:value-type="float">
            <text:p>114.5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49936" calcext:value-type="float">
            <text:p>114.5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49936" calcext:value-type="float">
            <text:p>114.5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37744" calcext:value-type="float">
            <text:p>114.5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286" calcext:value-type="float">
            <text:p>114.5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19456" calcext:value-type="float">
            <text:p>114.5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10312" calcext:value-type="float">
            <text:p>114.5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1336" calcext:value-type="float">
            <text:p>114.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88976" calcext:value-type="float">
            <text:p>114.4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73736" calcext:value-type="float">
            <text:p>114.4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70688" calcext:value-type="float">
            <text:p>114.4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524" calcext:value-type="float">
            <text:p>114.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43256" calcext:value-type="float">
            <text:p>114.4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24968" calcext:value-type="float">
            <text:p>114.4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2192" calcext:value-type="float">
            <text:p>114.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85344" calcext:value-type="float">
            <text:p>114.3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3048" calcext:value-type="float">
            <text:p>114.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09144" calcext:value-type="float">
            <text:p>114.3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63424" calcext:value-type="float">
            <text:p>114.26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6952" calcext:value-type="float">
            <text:p>114.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51232" calcext:value-type="float">
            <text:p>114.25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14656" calcext:value-type="float">
            <text:p>114.21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96368" calcext:value-type="float">
            <text:p>114.19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38456" calcext:value-type="float">
            <text:p>114.13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83592" calcext:value-type="float">
            <text:p>114.08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86056" calcext:value-type="float">
            <text:p>113.98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7996" calcext:value-type="float">
            <text:p>113.97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07392" calcext:value-type="float">
            <text:p>114.00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22632" calcext:value-type="float">
            <text:p>114.02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5616" calcext:value-type="float">
            <text:p>114.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62256" calcext:value-type="float">
            <text:p>114.06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43968" calcext:value-type="float">
            <text:p>114.04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5616" calcext:value-type="float">
            <text:p>114.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05-05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32944" calcext:value-type="float">
            <text:p>114.23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61088" calcext:value-type="float">
            <text:p>113.86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45848" calcext:value-type="float">
            <text:p>113.84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24512" calcext:value-type="float">
            <text:p>113.82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30608" calcext:value-type="float">
            <text:p>113.83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69648" calcext:value-type="float">
            <text:p>113.76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06224" calcext:value-type="float">
            <text:p>113.80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57456" calcext:value-type="float">
            <text:p>113.75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17832" calcext:value-type="float">
            <text:p>113.71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26976" calcext:value-type="float">
            <text:p>113.72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78208" calcext:value-type="float">
            <text:p>113.67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9228" calcext:value-type="float">
            <text:p>113.49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2276" calcext:value-type="float">
            <text:p>113.52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25808" calcext:value-type="float">
            <text:p>113.52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55704" calcext:value-type="float">
            <text:p>113.45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70944" calcext:value-type="float">
            <text:p>113.47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73992" calcext:value-type="float">
            <text:p>113.47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03888" calcext:value-type="float">
            <text:p>113.40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88648" calcext:value-type="float">
            <text:p>113.38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18544" calcext:value-type="float">
            <text:p>113.31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30736" calcext:value-type="float">
            <text:p>113.33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0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58168" calcext:value-type="float">
            <text:p>113.35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3988" calcext:value-type="float">
            <text:p>113.3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18544" calcext:value-type="float">
            <text:p>113.31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00256" calcext:value-type="float">
            <text:p>113.30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72824" calcext:value-type="float">
            <text:p>113.27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1796" calcext:value-type="float">
            <text:p>113.21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75288" calcext:value-type="float">
            <text:p>113.17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0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96624" calcext:value-type="float">
            <text:p>113.19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14912" calcext:value-type="float">
            <text:p>113.21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24056" calcext:value-type="float">
            <text:p>113.22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05768" calcext:value-type="float">
            <text:p>113.20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69192" calcext:value-type="float">
            <text:p>113.16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0272" calcext:value-type="float">
            <text:p>113.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21008" calcext:value-type="float">
            <text:p>113.22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00256" calcext:value-type="float">
            <text:p>113.30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73408" calcext:value-type="float">
            <text:p>113.37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0-10-20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0084" calcext:value-type="float">
            <text:p>113.40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27688" calcext:value-type="float">
            <text:p>113.32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69776" calcext:value-type="float">
            <text:p>113.26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00256" calcext:value-type="float">
            <text:p>113.30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14912" calcext:value-type="float">
            <text:p>113.21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0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84432" calcext:value-type="float">
            <text:p>113.18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60048" calcext:value-type="float">
            <text:p>113.16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17376" calcext:value-type="float">
            <text:p>113.11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92992" calcext:value-type="float">
            <text:p>113.09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68608" calcext:value-type="float">
            <text:p>113.06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6556" calcext:value-type="float">
            <text:p>113.06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02136" calcext:value-type="float">
            <text:p>113.10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93576" calcext:value-type="float">
            <text:p>113.19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02136" calcext:value-type="float">
            <text:p>113.10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32032" calcext:value-type="float">
            <text:p>113.03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64976" calcext:value-type="float">
            <text:p>112.96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522" calcext:value-type="float">
            <text:p>112.8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69904" calcext:value-type="float">
            <text:p>112.76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03432" calcext:value-type="float">
            <text:p>112.80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21136" calcext:value-type="float">
            <text:p>112.72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0836" calcext:value-type="float">
            <text:p>112.60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65104" calcext:value-type="float">
            <text:p>112.46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91368" calcext:value-type="float">
            <text:p>112.29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02976" calcext:value-type="float">
            <text:p>112.20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69448" calcext:value-type="float">
            <text:p>112.16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11536" calcext:value-type="float">
            <text:p>112.11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62768" calcext:value-type="float">
            <text:p>112.06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86568" calcext:value-type="float">
            <text:p>111.98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28656" calcext:value-type="float">
            <text:p>111.92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16464" calcext:value-type="float">
            <text:p>111.91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64648" calcext:value-type="float">
            <text:p>111.86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64648" calcext:value-type="float">
            <text:p>111.86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64648" calcext:value-type="float">
            <text:p>111.86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616" calcext:value-type="float">
            <text:p>111.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88448" calcext:value-type="float">
            <text:p>111.78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76256" calcext:value-type="float">
            <text:p>111.77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5492" calcext:value-type="float">
            <text:p>111.75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18344" calcext:value-type="float">
            <text:p>111.71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092" calcext:value-type="float">
            <text:p>111.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54336" calcext:value-type="float">
            <text:p>111.65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51288" calcext:value-type="float">
            <text:p>111.65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36048" calcext:value-type="float">
            <text:p>111.63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26904" calcext:value-type="float">
            <text:p>111.62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14712" calcext:value-type="float">
            <text:p>111.61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96424" calcext:value-type="float">
            <text:p>111.59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14712" calcext:value-type="float">
            <text:p>111.61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14712" calcext:value-type="float">
            <text:p>111.61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26904" calcext:value-type="float">
            <text:p>111.62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26904" calcext:value-type="float">
            <text:p>111.62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84232" calcext:value-type="float">
            <text:p>111.58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05568" calcext:value-type="float">
            <text:p>111.60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42144" calcext:value-type="float">
            <text:p>111.64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45192" calcext:value-type="float">
            <text:p>111.64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20808" calcext:value-type="float">
            <text:p>111.62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0252" calcext:value-type="float">
            <text:p>111.60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59848" calcext:value-type="float">
            <text:p>111.55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05568" calcext:value-type="float">
            <text:p>111.60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1776" calcext:value-type="float">
            <text:p>111.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59848" calcext:value-type="float">
            <text:p>111.55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568" calcext:value-type="float">
            <text:p>111.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50704" calcext:value-type="float">
            <text:p>111.55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20224" calcext:value-type="float">
            <text:p>111.52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59848" calcext:value-type="float">
            <text:p>111.55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83648" calcext:value-type="float">
            <text:p>111.48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1108" calcext:value-type="float">
            <text:p>111.51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47656" calcext:value-type="float">
            <text:p>111.54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20224" calcext:value-type="float">
            <text:p>111.52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08032" calcext:value-type="float">
            <text:p>111.50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44024" calcext:value-type="float">
            <text:p>111.44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71456" calcext:value-type="float">
            <text:p>111.47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98888" calcext:value-type="float">
            <text:p>111.49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83648" calcext:value-type="float">
            <text:p>111.48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83648" calcext:value-type="float">
            <text:p>111.48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29368" calcext:value-type="float">
            <text:p>111.52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89744" calcext:value-type="float">
            <text:p>111.48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83648" calcext:value-type="float">
            <text:p>111.48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53168" calcext:value-type="float">
            <text:p>111.45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44024" calcext:value-type="float">
            <text:p>111.44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13544" calcext:value-type="float">
            <text:p>111.41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55632" calcext:value-type="float">
            <text:p>111.35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88576" calcext:value-type="float">
            <text:p>111.28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42856" calcext:value-type="float">
            <text:p>111.24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03232" calcext:value-type="float">
            <text:p>111.20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48368" calcext:value-type="float">
            <text:p>111.14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27032" calcext:value-type="float">
            <text:p>111.12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63024" calcext:value-type="float">
            <text:p>111.06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14256" calcext:value-type="float">
            <text:p>111.01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59392" calcext:value-type="float">
            <text:p>110.95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1672" calcext:value-type="float">
            <text:p>110.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58808" calcext:value-type="float">
            <text:p>110.85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88704" calcext:value-type="float">
            <text:p>110.78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76512" calcext:value-type="float">
            <text:p>110.77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27744" calcext:value-type="float">
            <text:p>110.72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97264" calcext:value-type="float">
            <text:p>110.69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54592" calcext:value-type="float">
            <text:p>110.6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54592" calcext:value-type="float">
            <text:p>110.6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51544" calcext:value-type="float">
            <text:p>110.65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63736" calcext:value-type="float">
            <text:p>110.6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60688" calcext:value-type="float">
            <text:p>110.6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24112" calcext:value-type="float">
            <text:p>110.62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6304" calcext:value-type="float">
            <text:p>110.63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2716" calcext:value-type="float">
            <text:p>110.6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02776" calcext:value-type="float">
            <text:p>110.6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3632" calcext:value-type="float">
            <text:p>110.59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60104" calcext:value-type="float">
            <text:p>110.56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60104" calcext:value-type="float">
            <text:p>110.56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662" calcext:value-type="float">
            <text:p>110.56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02776" calcext:value-type="float">
            <text:p>110.6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47912" calcext:value-type="float">
            <text:p>110.54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5096" calcext:value-type="float">
            <text:p>110.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9-04-10 0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05824" calcext:value-type="float">
            <text:p>110.6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03944" calcext:value-type="float">
            <text:p>110.80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7956" calcext:value-type="float">
            <text:p>110.77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4908" calcext:value-type="float">
            <text:p>110.74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27744" calcext:value-type="float">
            <text:p>110.72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15552" calcext:value-type="float">
            <text:p>110.71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4908" calcext:value-type="float">
            <text:p>110.74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60688" calcext:value-type="float">
            <text:p>110.6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7288" calcext:value-type="float">
            <text:p>110.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15552" calcext:value-type="float">
            <text:p>110.71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55176" calcext:value-type="float">
            <text:p>110.75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00312" calcext:value-type="float">
            <text:p>110.70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39936" calcext:value-type="float">
            <text:p>110.73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94216" calcext:value-type="float">
            <text:p>110.69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85072" calcext:value-type="float">
            <text:p>110.68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24" calcext:value-type="float">
            <text:p>110.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7288" calcext:value-type="float">
            <text:p>110.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5764" calcext:value-type="float">
            <text:p>110.6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38768" calcext:value-type="float">
            <text:p>110.53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99144" calcext:value-type="float">
            <text:p>110.49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11336" calcext:value-type="float">
            <text:p>110.51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02776" calcext:value-type="float">
            <text:p>110.6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662" calcext:value-type="float">
            <text:p>110.56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8-10-17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94216" calcext:value-type="float">
            <text:p>110.69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8-10-05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186" calcext:value-type="float">
            <text:p>110.71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16136" calcext:value-type="float">
            <text:p>110.81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22232" calcext:value-type="float">
            <text:p>110.82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61272" calcext:value-type="float">
            <text:p>110.76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30792" calcext:value-type="float">
            <text:p>110.73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91168" calcext:value-type="float">
            <text:p>110.69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24" calcext:value-type="float">
            <text:p>110.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05824" calcext:value-type="float">
            <text:p>110.6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2048" calcext:value-type="float">
            <text:p>110.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35136" calcext:value-type="float">
            <text:p>110.43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77224" calcext:value-type="float">
            <text:p>110.37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40648" calcext:value-type="float">
            <text:p>110.34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52256" calcext:value-type="float">
            <text:p>110.25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88248" calcext:value-type="float">
            <text:p>110.18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73008" calcext:value-type="float">
            <text:p>110.17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6328" calcext:value-type="float">
            <text:p>110.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99272" calcext:value-type="float">
            <text:p>109.99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77936" calcext:value-type="float">
            <text:p>109.97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35264" calcext:value-type="float">
            <text:p>109.93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29168" calcext:value-type="float">
            <text:p>109.92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93176" calcext:value-type="float">
            <text:p>109.99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62696" calcext:value-type="float">
            <text:p>109.96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28584" calcext:value-type="float">
            <text:p>109.82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8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49336" calcext:value-type="float">
            <text:p>109.74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2132" calcext:value-type="float">
            <text:p>109.62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8-05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59776" calcext:value-type="float">
            <text:p>109.45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8-05-0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0128" calcext:value-type="float">
            <text:p>109.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34224" calcext:value-type="float">
            <text:p>109.23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8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85456" calcext:value-type="float">
            <text:p>109.1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8-04-2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42784" calcext:value-type="float">
            <text:p>109.14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8-04-1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36688" calcext:value-type="float">
            <text:p>109.13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27544" calcext:value-type="float">
            <text:p>109.12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8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09256" calcext:value-type="float">
            <text:p>109.10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81824" calcext:value-type="float">
            <text:p>109.08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8-03-2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90968" calcext:value-type="float">
            <text:p>109.09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8-03-2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05624" calcext:value-type="float">
            <text:p>109.00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87336" calcext:value-type="float">
            <text:p>108.98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8-03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30008" calcext:value-type="float">
            <text:p>109.03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8-03-0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87336" calcext:value-type="float">
            <text:p>108.98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8-02-2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59904" calcext:value-type="float">
            <text:p>108.95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8-02-2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56856" calcext:value-type="float">
            <text:p>108.95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8-02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75144" calcext:value-type="float">
            <text:p>108.97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8-02-1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66" calcext:value-type="float">
            <text:p>108.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8-02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59904" calcext:value-type="float">
            <text:p>108.95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08088" calcext:value-type="float">
            <text:p>108.90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8-01-2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08088" calcext:value-type="float">
            <text:p>108.90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8-01-2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53808" calcext:value-type="float">
            <text:p>108.95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8-01-1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53224" calcext:value-type="float">
            <text:p>108.85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8-01-1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44664" calcext:value-type="float">
            <text:p>108.94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8-01-0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95896" calcext:value-type="float">
            <text:p>108.89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7-12-3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83704" calcext:value-type="float">
            <text:p>108.88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7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14184" calcext:value-type="float">
            <text:p>108.91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7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77608" calcext:value-type="float">
            <text:p>108.87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7-12-2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98944" calcext:value-type="float">
            <text:p>108.89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7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37984" calcext:value-type="float">
            <text:p>108.8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7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19696" calcext:value-type="float">
            <text:p>108.81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7-12-0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9836" calcext:value-type="float">
            <text:p>108.7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7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5932" calcext:value-type="float">
            <text:p>108.85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7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9836" calcext:value-type="float">
            <text:p>108.7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7-11-2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04456" calcext:value-type="float">
            <text:p>108.80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7-11-2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8312" calcext:value-type="float">
            <text:p>108.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7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73976" calcext:value-type="float">
            <text:p>108.77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7-11-1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49592" calcext:value-type="float">
            <text:p>108.74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7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04456" calcext:value-type="float">
            <text:p>108.80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7-11-0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8312" calcext:value-type="float">
            <text:p>108.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7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46544" calcext:value-type="float">
            <text:p>108.74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7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9168" calcext:value-type="float">
            <text:p>108.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9168" calcext:value-type="float">
            <text:p>108.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7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27672" calcext:value-type="float">
            <text:p>108.62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7-10-1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24624" calcext:value-type="float">
            <text:p>108.62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7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1548" calcext:value-type="float">
            <text:p>108.61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7-10-03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06336" calcext:value-type="float">
            <text:p>108.60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7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78904" calcext:value-type="float">
            <text:p>108.57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7-09-2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75856" calcext:value-type="float">
            <text:p>108.57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7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45376" calcext:value-type="float">
            <text:p>108.54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7-09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20992" calcext:value-type="float">
            <text:p>108.52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7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35648" calcext:value-type="float">
            <text:p>108.43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7-08-2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38696" calcext:value-type="float">
            <text:p>108.43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7-08-2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8688" calcext:value-type="float">
            <text:p>108.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83832" calcext:value-type="float">
            <text:p>108.38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7-08-1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68008" calcext:value-type="float">
            <text:p>108.26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7-08-0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43624" calcext:value-type="float">
            <text:p>108.24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7-07-3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94856" calcext:value-type="float">
            <text:p>108.19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7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49136" calcext:value-type="float">
            <text:p>108.14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7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18656" calcext:value-type="float">
            <text:p>108.11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7-07-1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94272" calcext:value-type="float">
            <text:p>108.09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7-07-1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63792" calcext:value-type="float">
            <text:p>108.06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30264" calcext:value-type="float">
            <text:p>108.03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7-06-3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24168" calcext:value-type="float">
            <text:p>108.02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7-06-2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57112" calcext:value-type="float">
            <text:p>107.95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7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6016" calcext:value-type="float">
            <text:p>107.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7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2968" calcext:value-type="float">
            <text:p>107.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7-06-1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992" calcext:value-type="float">
            <text:p>107.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7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87008" calcext:value-type="float">
            <text:p>107.88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7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32144" calcext:value-type="float">
            <text:p>107.83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7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50432" calcext:value-type="float">
            <text:p>107.85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7-05-2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32144" calcext:value-type="float">
            <text:p>107.83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7-05-1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23" calcext:value-type="float">
            <text:p>107.8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7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04712" calcext:value-type="float">
            <text:p>107.80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7-05-0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19368" calcext:value-type="float">
            <text:p>107.71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7-04-3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1632" calcext:value-type="float">
            <text:p>107.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7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25464" calcext:value-type="float">
            <text:p>107.72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88888" calcext:value-type="float">
            <text:p>107.68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79744" calcext:value-type="float">
            <text:p>107.6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7-04-1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61456" calcext:value-type="float">
            <text:p>107.66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7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52312" calcext:value-type="float">
            <text:p>107.65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7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706" calcext:value-type="float">
            <text:p>107.6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7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706" calcext:value-type="float">
            <text:p>107.6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7-03-0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61456" calcext:value-type="float">
            <text:p>107.66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7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5536" calcext:value-type="float">
            <text:p>107.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7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79744" calcext:value-type="float">
            <text:p>107.6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7-02-1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706" calcext:value-type="float">
            <text:p>107.6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7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79744" calcext:value-type="float">
            <text:p>107.6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7-02-0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0108" calcext:value-type="float">
            <text:p>107.70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7-01-3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79744" calcext:value-type="float">
            <text:p>107.6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7-01-2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58408" calcext:value-type="float">
            <text:p>107.65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7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1632" calcext:value-type="float">
            <text:p>107.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7-01-1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5536" calcext:value-type="float">
            <text:p>107.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64504" calcext:value-type="float">
            <text:p>107.66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7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34024" calcext:value-type="float">
            <text:p>107.63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6-12-3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76112" calcext:value-type="float">
            <text:p>107.57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6-12-2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03544" calcext:value-type="float">
            <text:p>107.60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6-12-2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24296" calcext:value-type="float">
            <text:p>107.52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6-12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27344" calcext:value-type="float">
            <text:p>107.52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6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06008" calcext:value-type="float">
            <text:p>107.50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6-12-0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45632" calcext:value-type="float">
            <text:p>107.54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6-12-0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30392" calcext:value-type="float">
            <text:p>107.53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6-11-2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09056" calcext:value-type="float">
            <text:p>107.50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6-11-2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90768" calcext:value-type="float">
            <text:p>107.49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6-11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24296" calcext:value-type="float">
            <text:p>107.52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6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99912" calcext:value-type="float">
            <text:p>107.49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6-11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27344" calcext:value-type="float">
            <text:p>107.52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6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4868" calcext:value-type="float">
            <text:p>107.54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6-10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60872" calcext:value-type="float">
            <text:p>107.56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6-10-2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97448" calcext:value-type="float">
            <text:p>107.59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0108" calcext:value-type="float">
            <text:p>107.70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6-10-05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59704" calcext:value-type="float">
            <text:p>107.35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6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38368" calcext:value-type="float">
            <text:p>107.33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6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53608" calcext:value-type="float">
            <text:p>107.35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6-09-2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2008" calcext:value-type="float">
            <text:p>107.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6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80456" calcext:value-type="float">
            <text:p>107.28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6-09-1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34736" calcext:value-type="float">
            <text:p>107.23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6-09-0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01208" calcext:value-type="float">
            <text:p>107.20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6768" calcext:value-type="float">
            <text:p>107.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6-08-2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46344" calcext:value-type="float">
            <text:p>107.14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6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49392" calcext:value-type="float">
            <text:p>107.14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6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43296" calcext:value-type="float">
            <text:p>107.14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6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70144" calcext:value-type="float">
            <text:p>107.07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6-07-3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51272" calcext:value-type="float">
            <text:p>106.95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6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17744" calcext:value-type="float">
            <text:p>106.91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6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41544" calcext:value-type="float">
            <text:p>106.84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6-07-1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1716" calcext:value-type="float">
            <text:p>106.8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6-07-1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62296" calcext:value-type="float">
            <text:p>106.76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6-07-0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34864" calcext:value-type="float">
            <text:p>106.73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6-06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01336" calcext:value-type="float">
            <text:p>106.70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6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43424" calcext:value-type="float">
            <text:p>106.6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6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94656" calcext:value-type="float">
            <text:p>106.59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6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85512" calcext:value-type="float">
            <text:p>106.58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6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39792" calcext:value-type="float">
            <text:p>106.53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6-06-0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18456" calcext:value-type="float">
            <text:p>106.51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6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91024" calcext:value-type="float">
            <text:p>106.49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6-05-2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00168" calcext:value-type="float">
            <text:p>106.50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6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72736" calcext:value-type="float">
            <text:p>106.47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6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63592" calcext:value-type="float">
            <text:p>106.46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6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75784" calcext:value-type="float">
            <text:p>106.47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6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42256" calcext:value-type="float">
            <text:p>106.44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6-05-0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91024" calcext:value-type="float">
            <text:p>106.49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6-04-2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00168" calcext:value-type="float">
            <text:p>106.50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6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75784" calcext:value-type="float">
            <text:p>106.47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6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00168" calcext:value-type="float">
            <text:p>106.50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6-04-1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69688" calcext:value-type="float">
            <text:p>106.46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6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23968" calcext:value-type="float">
            <text:p>106.42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6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33112" calcext:value-type="float">
            <text:p>106.43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6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30648" calcext:value-type="float">
            <text:p>106.53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6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63592" calcext:value-type="float">
            <text:p>106.46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6-03-1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21504" calcext:value-type="float">
            <text:p>106.52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6-03-1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03216" calcext:value-type="float">
            <text:p>106.50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6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78832" calcext:value-type="float">
            <text:p>106.47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02632" calcext:value-type="float">
            <text:p>106.40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57496" calcext:value-type="float">
            <text:p>106.45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63592" calcext:value-type="float">
            <text:p>106.46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99584" calcext:value-type="float">
            <text:p>106.39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81296" calcext:value-type="float">
            <text:p>106.38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27016" calcext:value-type="float">
            <text:p>106.42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84344" calcext:value-type="float">
            <text:p>106.38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78248" calcext:value-type="float">
            <text:p>106.37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23968" calcext:value-type="float">
            <text:p>106.42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53864" calcext:value-type="float">
            <text:p>106.35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50816" calcext:value-type="float">
            <text:p>106.35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5996" calcext:value-type="float">
            <text:p>106.35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87392" calcext:value-type="float">
            <text:p>106.38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53864" calcext:value-type="float">
            <text:p>106.35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99584" calcext:value-type="float">
            <text:p>106.39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93488" calcext:value-type="float">
            <text:p>106.39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02632" calcext:value-type="float">
            <text:p>106.40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3616" calcext:value-type="float">
            <text:p>106.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8188" calcext:value-type="float">
            <text:p>106.48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0756" calcext:value-type="float">
            <text:p>106.2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40504" calcext:value-type="float">
            <text:p>106.14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73448" calcext:value-type="float">
            <text:p>106.07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64304" calcext:value-type="float">
            <text:p>106.06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49064" calcext:value-type="float">
            <text:p>106.04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27728" calcext:value-type="float">
            <text:p>106.02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12488" calcext:value-type="float">
            <text:p>106.01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942" calcext:value-type="float">
            <text:p>105.99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12488" calcext:value-type="float">
            <text:p>106.01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58208" calcext:value-type="float">
            <text:p>106.05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33824" calcext:value-type="float">
            <text:p>106.03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201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06392" calcext:value-type="float">
            <text:p>106.00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62501</text:p>
          </table:table-cell>
          <table:table-cell office:value-type="string" calcext:value-type="string">
            <text:p>1966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2824" calcext:value-type="float">
            <text:p>40.8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6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496" meta:object-count="0"/>
    <meta:user-defined meta:name="AppVersion">3.0</meta:user-defined>
  </office:meta>
</office:document-meta>
</file>